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5cm"/>
    </style:style>
    <style:style style:name="co3" style:family="table-column">
      <style:table-column-properties fo:break-before="auto" style:column-width="10.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{ </text:p>
          </table:table-cell>
          <table:table-cell office:value-type="string">
            <text:p><text:s/>Hydrogen</text:p>
          </table:table-cell>
          <table:table-cell office:value-type="string">
            <text:p>H</text:p>
          </table:table-cell>
          <table:table-cell office:value-type="string">
            <text:p>s</text:p>
          </table:table-cell>
          <table:table-cell office:value-type="string">
            <text:p><text:s/>750</text:p>
          </table:table-cell>
          <table:table-cell table:number-columns-repeated="2" office:value-type="string">
            <text:p><text:s/>0</text:p>
          </table:table-cell>
          <table:table-cell office:value-type="string">
            <text:p>1.00797</text:p>
          </table:table-cell>
          <table:table-cell office:value-type="string">
            <text:p>2.20</text:p>
          </table:table-cell>
          <table:table-cell table:number-columns-repeated="2" office:value-type="string">
            <text:p><text:s/>(-1,0,1)</text:p>
          </table:table-cell>
          <table:table-cell office:value-type="string">
            <text:p>}</text:p>
          </table:table-cell>
          <table:table-cell/>
          <table:table-cell table:formula="of:=[.A1]&amp;[.B1]&amp;&quot;,&quot;&amp;[.C1]&amp;&quot;,&quot;&amp;[.D1]&amp;&quot;,&quot;&amp;[.E1]&amp;&quot;,&quot;&amp;[.F1]&amp;&quot;,&quot;&amp;[.G1]&amp;&quot;,&quot;&amp;[.H1]&amp;&quot;,&quot;&amp;[.I1]&amp;&quot;,&quot;&amp;[.J1]&amp;&quot;,&quot;&amp;[.K1]&amp;[.L1]" office:value-type="string" office:string-value="{  Hydrogen,H,s, 750, 0, 0,1.00797,2.20, (-1,0,1), (-1,0,1)}">
            <text:p>{ <text:s/>Hydrogen,H,s, 750, 0, 0,1.00797,2.20, (-1,0,1), (-1,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elium</text:p>
          </table:table-cell>
          <table:table-cell office:value-type="string">
            <text:p>He</text:p>
          </table:table-cell>
          <table:table-cell office:value-type="string">
            <text:p>s</text:p>
          </table:table-cell>
          <table:table-cell office:value-type="string">
            <text:p><text:s/>230</text:p>
          </table:table-cell>
          <table:table-cell table:number-columns-repeated="2" office:value-type="string">
            <text:p><text:s/>0</text:p>
          </table:table-cell>
          <table:table-cell office:value-type="string">
            <text:p>4.002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2]&amp;[.B2]&amp;&quot;,&quot;&amp;[.C2]&amp;&quot;,&quot;&amp;[.D2]&amp;&quot;,&quot;&amp;[.E2]&amp;&quot;,&quot;&amp;[.F2]&amp;&quot;,&quot;&amp;[.G2]&amp;&quot;,&quot;&amp;[.H2]&amp;&quot;,&quot;&amp;[.I2]&amp;&quot;,&quot;&amp;[.J2]&amp;&quot;,&quot;&amp;[.K2]&amp;[.L2]" office:value-type="string" office:string-value="{  Helium,He,s, 230, 0, 0,4.0026,0, (0), (0)}">
            <text:p>{ <text:s/>Helium,He,s, 230, 0, 0,4.0026,0, (0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ithium</text:p>
          </table:table-cell>
          <table:table-cell office:value-type="string">
            <text:p>Li</text:p>
          </table:table-cell>
          <table:table-cell office:value-type="string">
            <text:p>s</text:p>
          </table:table-cell>
          <table:table-cell office:value-type="string">
            <text:p><text:s/>0.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6.941</text:p>
          </table:table-cell>
          <table:table-cell office:value-type="string">
            <text:p>0.98</text:p>
          </table:table-cell>
          <table:table-cell table:number-columns-repeated="2"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3]&amp;[.B3]&amp;&quot;,&quot;&amp;[.C3]&amp;&quot;,&quot;&amp;[.D3]&amp;&quot;,&quot;&amp;[.E3]&amp;&quot;,&quot;&amp;[.F3]&amp;&quot;,&quot;&amp;[.G3]&amp;&quot;,&quot;&amp;[.H3]&amp;&quot;,&quot;&amp;[.I3]&amp;&quot;,&quot;&amp;[.J3]&amp;&quot;,&quot;&amp;[.K3]&amp;[.L3]" office:value-type="string" office:string-value="{  Lithium,Li,s, 0.006, 2, 0,6.941,0.98, (0,1), (0,1)}">
            <text:p>{ <text:s/>Lithium,Li,s, 0.006, 2, 0,6.941,0.98, (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eryllium</text:p>
          </table:table-cell>
          <table:table-cell office:value-type="string">
            <text:p>Be</text:p>
          </table:table-cell>
          <table:table-cell office:value-type="string">
            <text:p>s</text:p>
          </table:table-cell>
          <table:table-cell office:value-type="string">
            <text:p><text:s/>0.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9.01218</text:p>
          </table:table-cell>
          <table:table-cell office:value-type="string">
            <text:p>1.57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4]&amp;[.B4]&amp;&quot;,&quot;&amp;[.C4]&amp;&quot;,&quot;&amp;[.D4]&amp;&quot;,&quot;&amp;[.E4]&amp;&quot;,&quot;&amp;[.F4]&amp;&quot;,&quot;&amp;[.G4]&amp;&quot;,&quot;&amp;[.H4]&amp;&quot;,&quot;&amp;[.I4]&amp;&quot;,&quot;&amp;[.J4]&amp;&quot;,&quot;&amp;[.K4]&amp;[.L4]" office:value-type="string" office:string-value="{  Beryllium,Be,s, 0.001, 2, 0,9.01218,1.57, (0,1,2), (0,2)}">
            <text:p>{ <text:s/>Beryllium,Be,s, 0.001, 2, 0,9.01218,1.57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oron</text:p>
          </table:table-cell>
          <table:table-cell office:value-type="string">
            <text:p>B</text:p>
          </table:table-cell>
          <table:table-cell office:value-type="string">
            <text:p>p</text:p>
          </table:table-cell>
          <table:table-cell office:value-type="string">
            <text:p><text:s/>0.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0.81</text:p>
          </table:table-cell>
          <table:table-cell office:value-type="string">
            <text:p>2.4</text:p>
          </table:table-cell>
          <table:table-cell office:value-type="string">
            <text:p><text:s/>(-5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5]&amp;[.B5]&amp;&quot;,&quot;&amp;[.C5]&amp;&quot;,&quot;&amp;[.D5]&amp;&quot;,&quot;&amp;[.E5]&amp;&quot;,&quot;&amp;[.F5]&amp;&quot;,&quot;&amp;[.G5]&amp;&quot;,&quot;&amp;[.H5]&amp;&quot;,&quot;&amp;[.I5]&amp;&quot;,&quot;&amp;[.J5]&amp;&quot;,&quot;&amp;[.K5]&amp;[.L5]" office:value-type="string" office:string-value="{  Boron,B,p, 0.001, 2, 0,10.81,2.4, (-5,-1,0,1,2,3), (0,3)}">
            <text:p>{ <text:s/>Boron,B,p, 0.001, 2, 0,10.81,2.4, (-5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rbon</text:p>
          </table:table-cell>
          <table:table-cell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<text:s/>50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2.011</text:p>
          </table:table-cell>
          <table:table-cell office:value-type="string">
            <text:p>2.55</text:p>
          </table:table-cell>
          <table:table-cell table:number-columns-repeated="2" office:value-type="string">
            <text:p><text:s/>(-4,-3,-2,-1,0,1,2,3,4)</text:p>
          </table:table-cell>
          <table:table-cell office:value-type="string">
            <text:p>}</text:p>
          </table:table-cell>
          <table:table-cell/>
          <table:table-cell table:formula="of:=[.A6]&amp;[.B6]&amp;&quot;,&quot;&amp;[.C6]&amp;&quot;,&quot;&amp;[.D6]&amp;&quot;,&quot;&amp;[.E6]&amp;&quot;,&quot;&amp;[.F6]&amp;&quot;,&quot;&amp;[.G6]&amp;&quot;,&quot;&amp;[.H6]&amp;&quot;,&quot;&amp;[.I6]&amp;&quot;,&quot;&amp;[.J6]&amp;&quot;,&quot;&amp;[.K6]&amp;[.L6]" office:value-type="string" office:string-value="{  Carbon,C,p, 5000, 2, 0,12.011,2.55, (-4,-3,-2,-1,0,1,2,3,4), (-4,-3,-2,-1,0,1,2,3,4)}">
            <text:p>{ <text:s/>Carbon,C,p, 5000, 2, 0,12.011,2.55, (-4,-3,-2,-1,0,1,2,3,4), (-4,-3,-2,-1,0,1,2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trogen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<text:s/>1000</text:p>
          </table:table-cell>
          <table:table-cell table:number-columns-repeated="2" office:value-type="string">
            <text:p><text:s/>0</text:p>
          </table:table-cell>
          <table:table-cell office:value-type="string">
            <text:p>14.0067</text:p>
          </table:table-cell>
          <table:table-cell office:value-type="string">
            <text:p>3.4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7]&amp;[.B7]&amp;&quot;,&quot;&amp;[.C7]&amp;&quot;,&quot;&amp;[.D7]&amp;&quot;,&quot;&amp;[.E7]&amp;&quot;,&quot;&amp;[.F7]&amp;&quot;,&quot;&amp;[.G7]&amp;&quot;,&quot;&amp;[.H7]&amp;&quot;,&quot;&amp;[.I7]&amp;&quot;,&quot;&amp;[.J7]&amp;&quot;,&quot;&amp;[.K7]&amp;[.L7]" office:value-type="string" office:string-value="{  Nitrogen,N,p, 1000, 0, 0,14.0067,3.4, (-3,-2,-1,0,1,2,3,4,5), (-3,0,3,5)}">
            <text:p>{ <text:s/>Nitrogen,N,p, 1000, 0, 0,14.0067,3.4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Oxyge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<text:s/>10000</text:p>
          </table:table-cell>
          <table:table-cell table:number-columns-repeated="2" office:value-type="string">
            <text:p><text:s/>0</text:p>
          </table:table-cell>
          <table:table-cell office:value-type="string">
            <text:p>15.9994</text:p>
          </table:table-cell>
          <table:table-cell office:value-type="string">
            <text:p>3.44</text:p>
          </table:table-cell>
          <table:table-cell office:value-type="string">
            <text:p><text:s/>(-2,-1,0,1,2)</text:p>
          </table:table-cell>
          <table:table-cell office:value-type="string">
            <text:p><text:s/>(-2,0)</text:p>
          </table:table-cell>
          <table:table-cell office:value-type="string">
            <text:p>}</text:p>
          </table:table-cell>
          <table:table-cell/>
          <table:table-cell table:formula="of:=[.A8]&amp;[.B8]&amp;&quot;,&quot;&amp;[.C8]&amp;&quot;,&quot;&amp;[.D8]&amp;&quot;,&quot;&amp;[.E8]&amp;&quot;,&quot;&amp;[.F8]&amp;&quot;,&quot;&amp;[.G8]&amp;&quot;,&quot;&amp;[.H8]&amp;&quot;,&quot;&amp;[.I8]&amp;&quot;,&quot;&amp;[.J8]&amp;&quot;,&quot;&amp;[.K8]&amp;[.L8]" office:value-type="string" office:string-value="{  Oxygen,O,p, 10000, 0, 0,15.9994,3.44, (-2,-1,0,1,2), (-2,0)}">
            <text:p>{ <text:s/>Oxygen,O,p, 10000, 0, 0,15.9994,3.44, (-2,-1,0,1,2), (-2,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luorine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  <table:table-cell office:value-type="string">
            <text:p><text:s/>0.4</text:p>
          </table:table-cell>
          <table:table-cell table:number-columns-repeated="2" office:value-type="string">
            <text:p><text:s/>0</text:p>
          </table:table-cell>
          <table:table-cell office:value-type="string">
            <text:p>18.998403</text:p>
          </table:table-cell>
          <table:table-cell office:value-type="string">
            <text:p>3.98</text:p>
          </table:table-cell>
          <table:table-cell table:number-columns-repeated="2" office:value-type="string">
            <text:p><text:s/>(-1,0)</text:p>
          </table:table-cell>
          <table:table-cell office:value-type="string">
            <text:p>}</text:p>
          </table:table-cell>
          <table:table-cell/>
          <table:table-cell table:formula="of:=[.A9]&amp;[.B9]&amp;&quot;,&quot;&amp;[.C9]&amp;&quot;,&quot;&amp;[.D9]&amp;&quot;,&quot;&amp;[.E9]&amp;&quot;,&quot;&amp;[.F9]&amp;&quot;,&quot;&amp;[.G9]&amp;&quot;,&quot;&amp;[.H9]&amp;&quot;,&quot;&amp;[.I9]&amp;&quot;,&quot;&amp;[.J9]&amp;&quot;,&quot;&amp;[.K9]&amp;[.L9]" office:value-type="string" office:string-value="{  Fluorine,F,p, 0.4, 0, 0,18.998403,3.98, (-1,0), (-1,0)}">
            <text:p>{ <text:s/>Fluorine,F,p, 0.4, 0, 0,18.998403,3.98, (-1,0), (-1,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eon</text:p>
          </table:table-cell>
          <table:table-cell office:value-type="string">
            <text:p>Ne</text:p>
          </table:table-cell>
          <table:table-cell office:value-type="string">
            <text:p>p</text:p>
          </table:table-cell>
          <table:table-cell office:value-type="string">
            <text:p><text:s/>1300</text:p>
          </table:table-cell>
          <table:table-cell table:number-columns-repeated="2" office:value-type="string">
            <text:p><text:s/>0</text:p>
          </table:table-cell>
          <table:table-cell office:value-type="string">
            <text:p>20.17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0]&amp;[.B10]&amp;&quot;,&quot;&amp;[.C10]&amp;&quot;,&quot;&amp;[.D10]&amp;&quot;,&quot;&amp;[.E10]&amp;&quot;,&quot;&amp;[.F10]&amp;&quot;,&quot;&amp;[.G10]&amp;&quot;,&quot;&amp;[.H10]&amp;&quot;,&quot;&amp;[.I10]&amp;&quot;,&quot;&amp;[.J10]&amp;&quot;,&quot;&amp;[.K10]&amp;[.L10]" office:value-type="string" office:string-value="{  Neon,Ne,p, 1300, 0, 0,20.179,0, (0), (0)}">
            <text:p>{ <text:s/>Neon,Ne,p, 1300, 0, 0,20.179,0, (0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odium</text:p>
          </table:table-cell>
          <table:table-cell office:value-type="string">
            <text:p>Na</text:p>
          </table:table-cell>
          <table:table-cell office:value-type="string">
            <text:p>s</text:p>
          </table:table-cell>
          <table:table-cell office:value-type="string">
            <text:p><text:s/>2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2.98977</text:p>
          </table:table-cell>
          <table:table-cell office:value-type="string">
            <text:p>0.93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11]&amp;[.B11]&amp;&quot;,&quot;&amp;[.C11]&amp;&quot;,&quot;&amp;[.D11]&amp;&quot;,&quot;&amp;[.E11]&amp;&quot;,&quot;&amp;[.F11]&amp;&quot;,&quot;&amp;[.G11]&amp;&quot;,&quot;&amp;[.H11]&amp;&quot;,&quot;&amp;[.I11]&amp;&quot;,&quot;&amp;[.J11]&amp;&quot;,&quot;&amp;[.K11]&amp;[.L11]" office:value-type="string" office:string-value="{  Sodium,Na,s, 20, 2, 0,22.98977,0.93, (-1,0,1), (0,1)}">
            <text:p>{ <text:s/>Sodium,Na,s, 20, 2, 0,22.98977,0.93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agnesium</text:p>
          </table:table-cell>
          <table:table-cell office:value-type="string">
            <text:p>Mg</text:p>
          </table:table-cell>
          <table:table-cell office:value-type="string">
            <text:p>s</text:p>
          </table:table-cell>
          <table:table-cell office:value-type="string">
            <text:p><text:s/>6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4.305</text:p>
          </table:table-cell>
          <table:table-cell office:value-type="string">
            <text:p>1.31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12]&amp;[.B12]&amp;&quot;,&quot;&amp;[.C12]&amp;&quot;,&quot;&amp;[.D12]&amp;&quot;,&quot;&amp;[.E12]&amp;&quot;,&quot;&amp;[.F12]&amp;&quot;,&quot;&amp;[.G12]&amp;&quot;,&quot;&amp;[.H12]&amp;&quot;,&quot;&amp;[.I12]&amp;&quot;,&quot;&amp;[.J12]&amp;&quot;,&quot;&amp;[.K12]&amp;[.L12]" office:value-type="string" office:string-value="{  Magnesium,Mg,s, 600, 2, 0,24.305,1.31, (0,1,2), (0,2)}">
            <text:p>{ <text:s/>Magnesium,Mg,s, 600, 2, 0,24.305,1.31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luminium</text:p>
          </table:table-cell>
          <table:table-cell office:value-type="string">
            <text:p>Al</text:p>
          </table:table-cell>
          <table:table-cell office:value-type="string">
            <text:p>p</text:p>
          </table:table-cell>
          <table:table-cell office:value-type="string">
            <text:p><text:s/>5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6.98154</text:p>
          </table:table-cell>
          <table:table-cell office:value-type="string">
            <text:p>1.61</text:p>
          </table:table-cell>
          <table:table-cell office:value-type="string">
            <text:p><text:s/>(-2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3]&amp;[.B13]&amp;&quot;,&quot;&amp;[.C13]&amp;&quot;,&quot;&amp;[.D13]&amp;&quot;,&quot;&amp;[.E13]&amp;&quot;,&quot;&amp;[.F13]&amp;&quot;,&quot;&amp;[.G13]&amp;&quot;,&quot;&amp;[.H13]&amp;&quot;,&quot;&amp;[.I13]&amp;&quot;,&quot;&amp;[.J13]&amp;&quot;,&quot;&amp;[.K13]&amp;[.L13]" office:value-type="string" office:string-value="{  Aluminium,Al,p, 50, 2, 0,26.98154,1.61, (-2,-1,0,1,2,3), (0,3)}">
            <text:p>{ <text:s/>Aluminium,Al,p, 50, 2, 0,26.98154,1.61, (-2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ilicon</text:p>
          </table:table-cell>
          <table:table-cell office:value-type="string">
            <text:p>Si</text:p>
          </table:table-cell>
          <table:table-cell office:value-type="string">
            <text:p>p</text:p>
          </table:table-cell>
          <table:table-cell office:value-type="string">
            <text:p><text:s/>65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8.0855</text:p>
          </table:table-cell>
          <table:table-cell office:value-type="string">
            <text:p>1.90</text:p>
          </table:table-cell>
          <table:table-cell office:value-type="string">
            <text:p><text:s/>(-4,-3,-2,-1,0,1,2,3,4)</text:p>
          </table:table-cell>
          <table:table-cell office:value-type="string">
            <text:p><text:s/>(-4,0,4)</text:p>
          </table:table-cell>
          <table:table-cell office:value-type="string">
            <text:p>}</text:p>
          </table:table-cell>
          <table:table-cell/>
          <table:table-cell table:formula="of:=[.A14]&amp;[.B14]&amp;&quot;,&quot;&amp;[.C14]&amp;&quot;,&quot;&amp;[.D14]&amp;&quot;,&quot;&amp;[.E14]&amp;&quot;,&quot;&amp;[.F14]&amp;&quot;,&quot;&amp;[.G14]&amp;&quot;,&quot;&amp;[.H14]&amp;&quot;,&quot;&amp;[.I14]&amp;&quot;,&quot;&amp;[.J14]&amp;&quot;,&quot;&amp;[.K14]&amp;[.L14]" office:value-type="string" office:string-value="{  Silicon,Si,p, 650, 2, 0,28.0855,1.90, (-4,-3,-2,-1,0,1,2,3,4), (-4,0,4)}">
            <text:p>{ <text:s/>Silicon,Si,p, 650, 2, 0,28.0855,1.90, (-4,-3,-2,-1,0,1,2,3,4), (-4,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hosphorus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<text:s/>7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30.97376</text:p>
          </table:table-cell>
          <table:table-cell office:value-type="string">
            <text:p>2.19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15]&amp;[.B15]&amp;&quot;,&quot;&amp;[.C15]&amp;&quot;,&quot;&amp;[.D15]&amp;&quot;,&quot;&amp;[.E15]&amp;&quot;,&quot;&amp;[.F15]&amp;&quot;,&quot;&amp;[.G15]&amp;&quot;,&quot;&amp;[.H15]&amp;&quot;,&quot;&amp;[.I15]&amp;&quot;,&quot;&amp;[.J15]&amp;&quot;,&quot;&amp;[.K15]&amp;[.L15]" office:value-type="string" office:string-value="{  Phosphorus,P,p, 7, 2, 0,30.97376,2.19, (-3,-2,-1,0,1,2,3,4,5), (-3,0,3,5)}">
            <text:p>{ <text:s/>Phosphorus,P,p, 7, 2, 0,30.97376,2.19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ulfur</text:p>
          </table:table-cell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<text:s/>5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32.06</text:p>
          </table:table-cell>
          <table:table-cell office:value-type="string">
            <text:p>2.58</text:p>
          </table:table-cell>
          <table:table-cell office:value-type="string">
            <text:p><text:s/>(-2,-1,0,1,2,3,4,5,6)</text:p>
          </table:table-cell>
          <table:table-cell office:value-type="string">
            <text:p><text:s/>(-2,0,2,4,6)</text:p>
          </table:table-cell>
          <table:table-cell office:value-type="string">
            <text:p>}</text:p>
          </table:table-cell>
          <table:table-cell/>
          <table:table-cell table:formula="of:=[.A16]&amp;[.B16]&amp;&quot;,&quot;&amp;[.C16]&amp;&quot;,&quot;&amp;[.D16]&amp;&quot;,&quot;&amp;[.E16]&amp;&quot;,&quot;&amp;[.F16]&amp;&quot;,&quot;&amp;[.G16]&amp;&quot;,&quot;&amp;[.H16]&amp;&quot;,&quot;&amp;[.I16]&amp;&quot;,&quot;&amp;[.J16]&amp;&quot;,&quot;&amp;[.K16]&amp;[.L16]" office:value-type="string" office:string-value="{  Sulfur,S,p, 500, 2, 0,32.06,2.58, (-2,-1,0,1,2,3,4,5,6), (-2,0,2,4,6)}">
            <text:p>{ <text:s/>Sulfur,S,p, 500, 2, 0,32.06,2.58, (-2,-1,0,1,2,3,4,5,6), (-2,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hlorine</text:p>
          </table:table-cell>
          <table:table-cell office:value-type="string">
            <text:p>Cl</text:p>
          </table:table-cell>
          <table:table-cell office:value-type="string">
            <text:p>p</text:p>
          </table:table-cell>
          <table:table-cell office:value-type="string">
            <text:p><text:s/>1</text:p>
          </table:table-cell>
          <table:table-cell table:number-columns-repeated="2" office:value-type="string">
            <text:p><text:s/>0</text:p>
          </table:table-cell>
          <table:table-cell office:value-type="string">
            <text:p>35.453</text:p>
          </table:table-cell>
          <table:table-cell office:value-type="string">
            <text:p>3.16</text:p>
          </table:table-cell>
          <table:table-cell office:value-type="string">
            <text:p><text:s/>(-1,0,1,2,3,4,5,6,7)</text:p>
          </table:table-cell>
          <table:table-cell office:value-type="string">
            <text:p><text:s/>(-1,0,1,3,5,7)</text:p>
          </table:table-cell>
          <table:table-cell office:value-type="string">
            <text:p>}</text:p>
          </table:table-cell>
          <table:table-cell/>
          <table:table-cell table:formula="of:=[.A17]&amp;[.B17]&amp;&quot;,&quot;&amp;[.C17]&amp;&quot;,&quot;&amp;[.D17]&amp;&quot;,&quot;&amp;[.E17]&amp;&quot;,&quot;&amp;[.F17]&amp;&quot;,&quot;&amp;[.G17]&amp;&quot;,&quot;&amp;[.H17]&amp;&quot;,&quot;&amp;[.I17]&amp;&quot;,&quot;&amp;[.J17]&amp;&quot;,&quot;&amp;[.K17]&amp;[.L17]" office:value-type="string" office:string-value="{  Chlorine,Cl,p, 1, 0, 0,35.453,3.16, (-1,0,1,2,3,4,5,6,7), (-1,0,1,3,5,7)}">
            <text:p>{ <text:s/>Chlorine,Cl,p, 1, 0, 0,35.453,3.16, (-1,0,1,2,3,4,5,6,7), (-1,0,1,3,5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rgon</text:p>
          </table:table-cell>
          <table:table-cell office:value-type="string">
            <text:p>Ar</text:p>
          </table:table-cell>
          <table:table-cell office:value-type="string">
            <text:p>p</text:p>
          </table:table-cell>
          <table:table-cell office:value-type="string">
            <text:p><text:s/>200</text:p>
          </table:table-cell>
          <table:table-cell table:number-columns-repeated="2" office:value-type="string">
            <text:p><text:s/>0</text:p>
          </table:table-cell>
          <table:table-cell office:value-type="string">
            <text:p>39.94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8]&amp;[.B18]&amp;&quot;,&quot;&amp;[.C18]&amp;&quot;,&quot;&amp;[.D18]&amp;&quot;,&quot;&amp;[.E18]&amp;&quot;,&quot;&amp;[.F18]&amp;&quot;,&quot;&amp;[.G18]&amp;&quot;,&quot;&amp;[.H18]&amp;&quot;,&quot;&amp;[.I18]&amp;&quot;,&quot;&amp;[.J18]&amp;&quot;,&quot;&amp;[.K18]&amp;[.L18]" office:value-type="string" office:string-value="{  Argon,Ar,p, 200, 0, 0,39.948,0, (0), (0)}">
            <text:p>{ <text:s/>Argon,Ar,p, 200, 0, 0,39.948,0, (0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otassium</text:p>
          </table:table-cell>
          <table:table-cell office:value-type="string">
            <text:p>K</text:p>
          </table:table-cell>
          <table:table-cell office:value-type="string">
            <text:p>s</text:p>
          </table:table-cell>
          <table:table-cell office:value-type="string">
            <text:p><text:s/>3</text:p>
          </table:table-cell>
          <table:table-cell table:number-columns-repeated="2" office:value-type="string">
            <text:p><text:s/>0</text:p>
          </table:table-cell>
          <table:table-cell office:value-type="string">
            <text:p>39.0983</text:p>
          </table:table-cell>
          <table:table-cell office:value-type="string">
            <text:p>0.82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19]&amp;[.B19]&amp;&quot;,&quot;&amp;[.C19]&amp;&quot;,&quot;&amp;[.D19]&amp;&quot;,&quot;&amp;[.E19]&amp;&quot;,&quot;&amp;[.F19]&amp;&quot;,&quot;&amp;[.G19]&amp;&quot;,&quot;&amp;[.H19]&amp;&quot;,&quot;&amp;[.I19]&amp;&quot;,&quot;&amp;[.J19]&amp;&quot;,&quot;&amp;[.K19]&amp;[.L19]" office:value-type="string" office:string-value="{  Potassium,K,s, 3, 0, 0,39.0983,0.82, (-1,0,1), (0,1)}">
            <text:p>{ <text:s/>Potassium,K,s, 3, 0, 0,39.0983,0.82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lcium</text:p>
          </table:table-cell>
          <table:table-cell office:value-type="string">
            <text:p>Ca</text:p>
          </table:table-cell>
          <table:table-cell office:value-type="string">
            <text:p>s</text:p>
          </table:table-cell>
          <table:table-cell office:value-type="string">
            <text:p><text:s/>7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40.08</text:p>
          </table:table-cell>
          <table:table-cell office:value-type="string">
            <text:p>1.0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20]&amp;[.B20]&amp;&quot;,&quot;&amp;[.C20]&amp;&quot;,&quot;&amp;[.D20]&amp;&quot;,&quot;&amp;[.E20]&amp;&quot;,&quot;&amp;[.F20]&amp;&quot;,&quot;&amp;[.G20]&amp;&quot;,&quot;&amp;[.H20]&amp;&quot;,&quot;&amp;[.I20]&amp;&quot;,&quot;&amp;[.J20]&amp;&quot;,&quot;&amp;[.K20]&amp;[.L20]" office:value-type="string" office:string-value="{  Calcium,Ca,s, 70, 2, 0,40.08,1.0, (0,1,2), (0,2)}">
            <text:p>{ <text:s/>Calcium,Ca,s, 70, 2, 0,40.08,1.0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candium</text:p>
          </table:table-cell>
          <table:table-cell office:value-type="string">
            <text:p>Sc</text:p>
          </table:table-cell>
          <table:table-cell office:value-type="string">
            <text:p>d</text:p>
          </table:table-cell>
          <table:table-cell office:value-type="string">
            <text:p><text:s/>0.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44.9559</text:p>
          </table:table-cell>
          <table:table-cell office:value-type="string">
            <text:p>1.36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21]&amp;[.B21]&amp;&quot;,&quot;&amp;[.C21]&amp;&quot;,&quot;&amp;[.D21]&amp;&quot;,&quot;&amp;[.E21]&amp;&quot;,&quot;&amp;[.F21]&amp;&quot;,&quot;&amp;[.G21]&amp;&quot;,&quot;&amp;[.H21]&amp;&quot;,&quot;&amp;[.I21]&amp;&quot;,&quot;&amp;[.J21]&amp;&quot;,&quot;&amp;[.K21]&amp;[.L21]" office:value-type="string" office:string-value="{  Scandium,Sc,d, 0.03, 2, 0,44.9559,1.36, (0,1,2,3), (0,3)}">
            <text:p>{ <text:s/>Scandium,Sc,d, 0.03, 2, 0,44.9559,1.36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itanium</text:p>
          </table:table-cell>
          <table:table-cell office:value-type="string">
            <text:p>Ti</text:p>
          </table:table-cell>
          <table:table-cell office:value-type="string">
            <text:p>d</text:p>
          </table:table-cell>
          <table:table-cell office:value-type="string">
            <text:p><text:s/>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47.9</text:p>
          </table:table-cell>
          <table:table-cell office:value-type="string">
            <text:p>1.54</text:p>
          </table:table-cell>
          <table:table-cell office:value-type="string">
            <text:p><text:s/>(-2,-1,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22]&amp;[.B22]&amp;&quot;,&quot;&amp;[.C22]&amp;&quot;,&quot;&amp;[.D22]&amp;&quot;,&quot;&amp;[.E22]&amp;&quot;,&quot;&amp;[.F22]&amp;&quot;,&quot;&amp;[.G22]&amp;&quot;,&quot;&amp;[.H22]&amp;&quot;,&quot;&amp;[.I22]&amp;&quot;,&quot;&amp;[.J22]&amp;&quot;,&quot;&amp;[.K22]&amp;[.L22]" office:value-type="string" office:string-value="{  Titanium,Ti,d, 3, 2, 0,47.9,1.54, (-2,-1,0,1,2,3,4), (0,4)}">
            <text:p>{ <text:s/>Titanium,Ti,d, 3, 2, 0,47.9,1.54, (-2,-1,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Vanadium</text:p>
          </table:table-cell>
          <table:table-cell office:value-type="string">
            <text:p>V</text:p>
          </table:table-cell>
          <table:table-cell office:value-type="string">
            <text:p>d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0.9415</text:p>
          </table:table-cell>
          <table:table-cell office:value-type="string">
            <text:p>1.63</text:p>
          </table:table-cell>
          <table:table-cell office:value-type="string">
            <text:p><text:s/>(-3,-1,0,1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23]&amp;[.B23]&amp;&quot;,&quot;&amp;[.C23]&amp;&quot;,&quot;&amp;[.D23]&amp;&quot;,&quot;&amp;[.E23]&amp;&quot;,&quot;&amp;[.F23]&amp;&quot;,&quot;&amp;[.G23]&amp;&quot;,&quot;&amp;[.H23]&amp;&quot;,&quot;&amp;[.I23]&amp;&quot;,&quot;&amp;[.J23]&amp;&quot;,&quot;&amp;[.K23]&amp;[.L23]" office:value-type="string" office:string-value="{  Vanadium,V,d, 1, 2, 0,50.9415,1.63, (-3,-1,0,1,2,3,4,5), (0,5)}">
            <text:p>{ <text:s/>Vanadium,V,d, 1, 2, 0,50.9415,1.63, (-3,-1,0,1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hromium</text:p>
          </table:table-cell>
          <table:table-cell office:value-type="string">
            <text:p>Cr</text:p>
          </table:table-cell>
          <table:table-cell office:value-type="string">
            <text:p>d</text:p>
          </table:table-cell>
          <table:table-cell office:value-type="string">
            <text:p><text:s/>1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1.996</text:p>
          </table:table-cell>
          <table:table-cell office:value-type="string">
            <text:p>1.66</text:p>
          </table:table-cell>
          <table:table-cell office:value-type="string">
            <text:p><text:s/>(-4,-2,-1,0,1,2,3,4,5,6)</text:p>
          </table:table-cell>
          <table:table-cell office:value-type="string">
            <text:p><text:s/>(0,3,6)</text:p>
          </table:table-cell>
          <table:table-cell office:value-type="string">
            <text:p>}</text:p>
          </table:table-cell>
          <table:table-cell/>
          <table:table-cell table:formula="of:=[.A24]&amp;[.B24]&amp;&quot;,&quot;&amp;[.C24]&amp;&quot;,&quot;&amp;[.D24]&amp;&quot;,&quot;&amp;[.E24]&amp;&quot;,&quot;&amp;[.F24]&amp;&quot;,&quot;&amp;[.G24]&amp;&quot;,&quot;&amp;[.H24]&amp;&quot;,&quot;&amp;[.I24]&amp;&quot;,&quot;&amp;[.J24]&amp;&quot;,&quot;&amp;[.K24]&amp;[.L24]" office:value-type="string" office:string-value="{  Chromium,Cr,d, 15, 2, 0,51.996,1.66, (-4,-2,-1,0,1,2,3,4,5,6), (0,3,6)}">
            <text:p>{ <text:s/>Chromium,Cr,d, 15, 2, 0,51.996,1.66, (-4,-2,-1,0,1,2,3,4,5,6), (0,3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anganese</text:p>
          </table:table-cell>
          <table:table-cell office:value-type="string">
            <text:p>Mn</text:p>
          </table:table-cell>
          <table:table-cell office:value-type="string">
            <text:p>d</text:p>
          </table:table-cell>
          <table:table-cell office:value-type="string">
            <text:p><text:s/>8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4.938</text:p>
          </table:table-cell>
          <table:table-cell office:value-type="string">
            <text:p>1.55</text:p>
          </table:table-cell>
          <table:table-cell office:value-type="string">
            <text:p><text:s/>(-3,-2,-1,0,1,2,3,4,5,6,7)</text:p>
          </table:table-cell>
          <table:table-cell office:value-type="string">
            <text:p><text:s/>(0,2,4,7)</text:p>
          </table:table-cell>
          <table:table-cell office:value-type="string">
            <text:p>}</text:p>
          </table:table-cell>
          <table:table-cell/>
          <table:table-cell table:formula="of:=[.A25]&amp;[.B25]&amp;&quot;,&quot;&amp;[.C25]&amp;&quot;,&quot;&amp;[.D25]&amp;&quot;,&quot;&amp;[.E25]&amp;&quot;,&quot;&amp;[.F25]&amp;&quot;,&quot;&amp;[.G25]&amp;&quot;,&quot;&amp;[.H25]&amp;&quot;,&quot;&amp;[.I25]&amp;&quot;,&quot;&amp;[.J25]&amp;&quot;,&quot;&amp;[.K25]&amp;[.L25]" office:value-type="string" office:string-value="{  Manganese,Mn,d, 8, 2, 0,54.938,1.55, (-3,-2,-1,0,1,2,3,4,5,6,7), (0,2,4,7)}">
            <text:p>{ <text:s/>Manganese,Mn,d, 8, 2, 0,54.938,1.55, (-3,-2,-1,0,1,2,3,4,5,6,7), (0,2,4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ron</text:p>
          </table:table-cell>
          <table:table-cell office:value-type="string">
            <text:p>Fe</text:p>
          </table:table-cell>
          <table:table-cell office:value-type="string">
            <text:p>d</text:p>
          </table:table-cell>
          <table:table-cell office:value-type="string">
            <text:p><text:s/>11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5.847</text:p>
          </table:table-cell>
          <table:table-cell office:value-type="string">
            <text:p>1.83</text:p>
          </table:table-cell>
          <table:table-cell office:value-type="string">
            <text:p><text:s/>(-4,-2,-1,0,1,2,3,4,5,6)</text:p>
          </table:table-cell>
          <table:table-cell office:value-type="string">
            <text:p><text:s/>(0,2,3,6)</text:p>
          </table:table-cell>
          <table:table-cell office:value-type="string">
            <text:p>}</text:p>
          </table:table-cell>
          <table:table-cell/>
          <table:table-cell table:formula="of:=[.A26]&amp;[.B26]&amp;&quot;,&quot;&amp;[.C26]&amp;&quot;,&quot;&amp;[.D26]&amp;&quot;,&quot;&amp;[.E26]&amp;&quot;,&quot;&amp;[.F26]&amp;&quot;,&quot;&amp;[.G26]&amp;&quot;,&quot;&amp;[.H26]&amp;&quot;,&quot;&amp;[.I26]&amp;&quot;,&quot;&amp;[.J26]&amp;&quot;,&quot;&amp;[.K26]&amp;[.L26]" office:value-type="string" office:string-value="{  Iron,Fe,d, 1100, 2, 0,55.847,1.83, (-4,-2,-1,0,1,2,3,4,5,6), (0,2,3,6)}">
            <text:p>{ <text:s/>Iron,Fe,d, 1100, 2, 0,55.847,1.83, (-4,-2,-1,0,1,2,3,4,5,6), (0,2,3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obalt</text:p>
          </table:table-cell>
          <table:table-cell office:value-type="string">
            <text:p>Co</text:p>
          </table:table-cell>
          <table:table-cell office:value-type="string">
            <text:p>d</text:p>
          </table:table-cell>
          <table:table-cell office:value-type="string">
            <text:p><text:s/>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8.9332</text:p>
          </table:table-cell>
          <table:table-cell office:value-type="string">
            <text:p>1.88</text:p>
          </table:table-cell>
          <table:table-cell office:value-type="string">
            <text:p><text:s/>(-3,-1,0,1,2,3,4,5)</text:p>
          </table:table-cell>
          <table:table-cell office:value-type="string">
            <text:p><text:s/>(0,2,3)</text:p>
          </table:table-cell>
          <table:table-cell office:value-type="string">
            <text:p>}</text:p>
          </table:table-cell>
          <table:table-cell/>
          <table:table-cell table:formula="of:=[.A27]&amp;[.B27]&amp;&quot;,&quot;&amp;[.C27]&amp;&quot;,&quot;&amp;[.D27]&amp;&quot;,&quot;&amp;[.E27]&amp;&quot;,&quot;&amp;[.F27]&amp;&quot;,&quot;&amp;[.G27]&amp;&quot;,&quot;&amp;[.H27]&amp;&quot;,&quot;&amp;[.I27]&amp;&quot;,&quot;&amp;[.J27]&amp;&quot;,&quot;&amp;[.K27]&amp;[.L27]" office:value-type="string" office:string-value="{  Cobalt,Co,d, 3, 2, 0,58.9332,1.88, (-3,-1,0,1,2,3,4,5), (0,2,3)}">
            <text:p>{ <text:s/>Cobalt,Co,d, 3, 2, 0,58.9332,1.88, (-3,-1,0,1,2,3,4,5), (0,2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ckel</text:p>
          </table:table-cell>
          <table:table-cell office:value-type="string">
            <text:p>Ni</text:p>
          </table:table-cell>
          <table:table-cell office:value-type="string">
            <text:p>d</text:p>
          </table:table-cell>
          <table:table-cell office:value-type="string">
            <text:p><text:s/>6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8.7</text:p>
          </table:table-cell>
          <table:table-cell office:value-type="string">
            <text:p>1.91</text:p>
          </table:table-cell>
          <table:table-cell office:value-type="string">
            <text:p><text:s/>(-2,-1,0,1,2,3,4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28]&amp;[.B28]&amp;&quot;,&quot;&amp;[.C28]&amp;&quot;,&quot;&amp;[.D28]&amp;&quot;,&quot;&amp;[.E28]&amp;&quot;,&quot;&amp;[.F28]&amp;&quot;,&quot;&amp;[.G28]&amp;&quot;,&quot;&amp;[.H28]&amp;&quot;,&quot;&amp;[.I28]&amp;&quot;,&quot;&amp;[.J28]&amp;&quot;,&quot;&amp;[.K28]&amp;[.L28]" office:value-type="string" office:string-value="{  Nickel,Ni,d, 60, 2, 0,58.7,1.91, (-2,-1,0,1,2,3,4), (0,2)}">
            <text:p>{ <text:s/>Nickel,Ni,d, 60, 2, 0,58.7,1.91, (-2,-1,0,1,2,3,4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opper</text:p>
          </table:table-cell>
          <table:table-cell office:value-type="string">
            <text:p>Cu</text:p>
          </table:table-cell>
          <table:table-cell office:value-type="string">
            <text:p>d</text:p>
          </table:table-cell>
          <table:table-cell office:value-type="string">
            <text:p><text:s/>0.06</text:p>
          </table:table-cell>
          <table:table-cell table:number-columns-repeated="2" office:value-type="string">
            <text:p><text:s/>0</text:p>
          </table:table-cell>
          <table:table-cell office:value-type="string">
            <text:p>63.546</text:p>
          </table:table-cell>
          <table:table-cell office:value-type="string">
            <text:p>1.90</text:p>
          </table:table-cell>
          <table:table-cell office:value-type="string">
            <text:p><text:s/>(-2,0,1,2,3,4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29]&amp;[.B29]&amp;&quot;,&quot;&amp;[.C29]&amp;&quot;,&quot;&amp;[.D29]&amp;&quot;,&quot;&amp;[.E29]&amp;&quot;,&quot;&amp;[.F29]&amp;&quot;,&quot;&amp;[.G29]&amp;&quot;,&quot;&amp;[.H29]&amp;&quot;,&quot;&amp;[.I29]&amp;&quot;,&quot;&amp;[.J29]&amp;&quot;,&quot;&amp;[.K29]&amp;[.L29]" office:value-type="string" office:string-value="{  Copper,Cu,d, 0.06, 0, 0,63.546,1.90, (-2,0,1,2,3,4), (0,2)}">
            <text:p>{ <text:s/>Copper,Cu,d, 0.06, 0, 0,63.546,1.90, (-2,0,1,2,3,4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Zinc</text:p>
          </table:table-cell>
          <table:table-cell office:value-type="string">
            <text:p>Zn</text:p>
          </table:table-cell>
          <table:table-cell office:value-type="string">
            <text:p>d</text:p>
          </table:table-cell>
          <table:table-cell office:value-type="string">
            <text:p><text:s/>0.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65.38</text:p>
          </table:table-cell>
          <table:table-cell office:value-type="string">
            <text:p>1.65</text:p>
          </table:table-cell>
          <table:table-cell office:value-type="string">
            <text:p><text:s/>(-2,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30]&amp;[.B30]&amp;&quot;,&quot;&amp;[.C30]&amp;&quot;,&quot;&amp;[.D30]&amp;&quot;,&quot;&amp;[.E30]&amp;&quot;,&quot;&amp;[.F30]&amp;&quot;,&quot;&amp;[.G30]&amp;&quot;,&quot;&amp;[.H30]&amp;&quot;,&quot;&amp;[.I30]&amp;&quot;,&quot;&amp;[.J30]&amp;&quot;,&quot;&amp;[.K30]&amp;[.L30]" office:value-type="string" office:string-value="{  Zinc,Zn,d, 0.3, 2, 0,65.38,1.65, (-2,0,1,2), (0,2)}">
            <text:p>{ <text:s/>Zinc,Zn,d, 0.3, 2, 0,65.38,1.65, (-2,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allium</text:p>
          </table:table-cell>
          <table:table-cell office:value-type="string">
            <text:p>Ga</text:p>
          </table:table-cell>
          <table:table-cell office:value-type="string">
            <text:p>p</text:p>
          </table:table-cell>
          <table:table-cell office:value-type="string">
            <text:p><text:s/>0.01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69.72</text:p>
          </table:table-cell>
          <table:table-cell office:value-type="string">
            <text:p>1.81</text:p>
          </table:table-cell>
          <table:table-cell office:value-type="string">
            <text:p><text:s/>(-5,-4,-2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31]&amp;[.B31]&amp;&quot;,&quot;&amp;[.C31]&amp;&quot;,&quot;&amp;[.D31]&amp;&quot;,&quot;&amp;[.E31]&amp;&quot;,&quot;&amp;[.F31]&amp;&quot;,&quot;&amp;[.G31]&amp;&quot;,&quot;&amp;[.H31]&amp;&quot;,&quot;&amp;[.I31]&amp;&quot;,&quot;&amp;[.J31]&amp;&quot;,&quot;&amp;[.K31]&amp;[.L31]" office:value-type="string" office:string-value="{  Gallium,Ga,p, 0.01, 1, 0,69.72,1.81, (-5,-4,-2,-1,0,1,2,3), (0,3)}">
            <text:p>{ <text:s/>Gallium,Ga,p, 0.01, 1, 0,69.72,1.81, (-5,-4,-2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ermanium</text:p>
          </table:table-cell>
          <table:table-cell office:value-type="string">
            <text:p>Ge</text:p>
          </table:table-cell>
          <table:table-cell office:value-type="string">
            <text:p>p</text:p>
          </table:table-cell>
          <table:table-cell office:value-type="string">
            <text:p><text:s/>0.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72.59</text:p>
          </table:table-cell>
          <table:table-cell office:value-type="string">
            <text:p>2.1</text:p>
          </table:table-cell>
          <table:table-cell office:value-type="string">
            <text:p><text:s/>(-4,-3,-2,-1,0,1,2,3,4)</text:p>
          </table:table-cell>
          <table:table-cell office:value-type="string">
            <text:p><text:s/>(-4,0,2,4)</text:p>
          </table:table-cell>
          <table:table-cell office:value-type="string">
            <text:p>}</text:p>
          </table:table-cell>
          <table:table-cell/>
          <table:table-cell table:formula="of:=[.A32]&amp;[.B32]&amp;&quot;,&quot;&amp;[.C32]&amp;&quot;,&quot;&amp;[.D32]&amp;&quot;,&quot;&amp;[.E32]&amp;&quot;,&quot;&amp;[.F32]&amp;&quot;,&quot;&amp;[.G32]&amp;&quot;,&quot;&amp;[.H32]&amp;&quot;,&quot;&amp;[.I32]&amp;&quot;,&quot;&amp;[.J32]&amp;&quot;,&quot;&amp;[.K32]&amp;[.L32]" office:value-type="string" office:string-value="{  Germanium,Ge,p, 0.2, 2, 0,72.59,2.1, (-4,-3,-2,-1,0,1,2,3,4), (-4,0,2,4)}">
            <text:p>{ <text:s/>Germanium,Ge,p, 0.2, 2, 0,72.59,2.1, (-4,-3,-2,-1,0,1,2,3,4), (-4,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rsenic</text:p>
          </table:table-cell>
          <table:table-cell office:value-type="string">
            <text:p>As</text:p>
          </table:table-cell>
          <table:table-cell office:value-type="string">
            <text:p>p</text:p>
          </table:table-cell>
          <table:table-cell office:value-type="string">
            <text:p><text:s/>0.008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74.9216</text:p>
          </table:table-cell>
          <table:table-cell office:value-type="string">
            <text:p>2.18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33]&amp;[.B33]&amp;&quot;,&quot;&amp;[.C33]&amp;&quot;,&quot;&amp;[.D33]&amp;&quot;,&quot;&amp;[.E33]&amp;&quot;,&quot;&amp;[.F33]&amp;&quot;,&quot;&amp;[.G33]&amp;&quot;,&quot;&amp;[.H33]&amp;&quot;,&quot;&amp;[.I33]&amp;&quot;,&quot;&amp;[.J33]&amp;&quot;,&quot;&amp;[.K33]&amp;[.L33]" office:value-type="string" office:string-value="{  Arsenic,As,p, 0.008, 2, 0,74.9216,2.18, (-3,-2,-1,0,1,2,3,4,5), (-3,0,3,5)}">
            <text:p>{ <text:s/>Arsenic,As,p, 0.008, 2, 0,74.9216,2.18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elenium</text:p>
          </table:table-cell>
          <table:table-cell office:value-type="string">
            <text:p>Se</text:p>
          </table:table-cell>
          <table:table-cell office:value-type="string">
            <text:p>p</text:p>
          </table:table-cell>
          <table:table-cell office:value-type="string">
            <text:p><text:s/>0.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78.96</text:p>
          </table:table-cell>
          <table:table-cell office:value-type="string">
            <text:p>2.55</text:p>
          </table:table-cell>
          <table:table-cell office:value-type="string">
            <text:p><text:s/>(-2,-1,0,1,2,3,4,5,6)</text:p>
          </table:table-cell>
          <table:table-cell office:value-type="string">
            <text:p><text:s/>(-2,0,2,4,6)</text:p>
          </table:table-cell>
          <table:table-cell office:value-type="string">
            <text:p>}</text:p>
          </table:table-cell>
          <table:table-cell/>
          <table:table-cell table:formula="of:=[.A34]&amp;[.B34]&amp;&quot;,&quot;&amp;[.C34]&amp;&quot;,&quot;&amp;[.D34]&amp;&quot;,&quot;&amp;[.E34]&amp;&quot;,&quot;&amp;[.F34]&amp;&quot;,&quot;&amp;[.G34]&amp;&quot;,&quot;&amp;[.H34]&amp;&quot;,&quot;&amp;[.I34]&amp;&quot;,&quot;&amp;[.J34]&amp;&quot;,&quot;&amp;[.K34]&amp;[.L34]" office:value-type="string" office:string-value="{  Selenium,Se,p, 0.03, 2, 0,78.96,2.55, (-2,-1,0,1,2,3,4,5,6), (-2,0,2,4,6)}">
            <text:p>{ <text:s/>Selenium,Se,p, 0.03, 2, 0,78.96,2.55, (-2,-1,0,1,2,3,4,5,6), (-2,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romine</text:p>
          </table:table-cell>
          <table:table-cell office:value-type="string">
            <text:p>Br</text:p>
          </table:table-cell>
          <table:table-cell office:value-type="string">
            <text:p>p</text:p>
          </table:table-cell>
          <table:table-cell office:value-type="string">
            <text:p><text:s/>0.007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79.904</text:p>
          </table:table-cell>
          <table:table-cell office:value-type="string">
            <text:p>2.96</text:p>
          </table:table-cell>
          <table:table-cell office:value-type="string">
            <text:p><text:s/>(-1,0,1,3,4,5,7)</text:p>
          </table:table-cell>
          <table:table-cell office:value-type="string">
            <text:p><text:s/>(-1,0,1,3,5,7)</text:p>
          </table:table-cell>
          <table:table-cell office:value-type="string">
            <text:p>}</text:p>
          </table:table-cell>
          <table:table-cell/>
          <table:table-cell table:formula="of:=[.A35]&amp;[.B35]&amp;&quot;,&quot;&amp;[.C35]&amp;&quot;,&quot;&amp;[.D35]&amp;&quot;,&quot;&amp;[.E35]&amp;&quot;,&quot;&amp;[.F35]&amp;&quot;,&quot;&amp;[.G35]&amp;&quot;,&quot;&amp;[.H35]&amp;&quot;,&quot;&amp;[.I35]&amp;&quot;,&quot;&amp;[.J35]&amp;&quot;,&quot;&amp;[.K35]&amp;[.L35]" office:value-type="string" office:string-value="{  Bromine,Br,p, 0.007, 1, 0,79.904,2.96, (-1,0,1,3,4,5,7), (-1,0,1,3,5,7)}">
            <text:p>{ <text:s/>Bromine,Br,p, 0.007, 1, 0,79.904,2.96, (-1,0,1,3,4,5,7), (-1,0,1,3,5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Krypton</text:p>
          </table:table-cell>
          <table:table-cell office:value-type="string">
            <text:p>Kr</text:p>
          </table:table-cell>
          <table:table-cell office:value-type="string">
            <text:p>p</text:p>
          </table:table-cell>
          <table:table-cell office:value-type="string">
            <text:p><text:s/>0.04</text:p>
          </table:table-cell>
          <table:table-cell table:number-columns-repeated="2" office:value-type="string">
            <text:p><text:s/>0</text:p>
          </table:table-cell>
          <table:table-cell office:value-type="string">
            <text:p>83.8</text:p>
          </table:table-cell>
          <table:table-cell office:value-type="string">
            <text:p>3.0</text:p>
          </table:table-cell>
          <table:table-cell table:number-columns-repeated="2"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36]&amp;[.B36]&amp;&quot;,&quot;&amp;[.C36]&amp;&quot;,&quot;&amp;[.D36]&amp;&quot;,&quot;&amp;[.E36]&amp;&quot;,&quot;&amp;[.F36]&amp;&quot;,&quot;&amp;[.G36]&amp;&quot;,&quot;&amp;[.H36]&amp;&quot;,&quot;&amp;[.I36]&amp;&quot;,&quot;&amp;[.J36]&amp;&quot;,&quot;&amp;[.K36]&amp;[.L36]" office:value-type="string" office:string-value="{  Krypton,Kr,p, 0.04, 0, 0,83.8,3.0, (0,2), (0,2)}">
            <text:p>{ <text:s/>Krypton,Kr,p, 0.04, 0, 0,83.8,3.0, (0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ubidium</text:p>
          </table:table-cell>
          <table:table-cell office:value-type="string">
            <text:p>Rb</text:p>
          </table:table-cell>
          <table:table-cell office:value-type="string">
            <text:p>s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85.4678</text:p>
          </table:table-cell>
          <table:table-cell office:value-type="string">
            <text:p>0.82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37]&amp;[.B37]&amp;&quot;,&quot;&amp;[.C37]&amp;&quot;,&quot;&amp;[.D37]&amp;&quot;,&quot;&amp;[.E37]&amp;&quot;,&quot;&amp;[.F37]&amp;&quot;,&quot;&amp;[.G37]&amp;&quot;,&quot;&amp;[.H37]&amp;&quot;,&quot;&amp;[.I37]&amp;&quot;,&quot;&amp;[.J37]&amp;&quot;,&quot;&amp;[.K37]&amp;[.L37]" office:value-type="string" office:string-value="{  Rubidium,Rb,s, 0.01, 2, 0,85.4678,0.82, (-1,0,1), (0,1)}">
            <text:p>{ <text:s/>Rubidium,Rb,s, 0.01, 2, 0,85.4678,0.82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trontium</text:p>
          </table:table-cell>
          <table:table-cell office:value-type="string">
            <text:p>Sr</text:p>
          </table:table-cell>
          <table:table-cell office:value-type="string">
            <text:p>s</text:p>
          </table:table-cell>
          <table:table-cell office:value-type="string">
            <text:p><text:s/>0.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87.62</text:p>
          </table:table-cell>
          <table:table-cell office:value-type="string">
            <text:p>0.95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38]&amp;[.B38]&amp;&quot;,&quot;&amp;[.C38]&amp;&quot;,&quot;&amp;[.D38]&amp;&quot;,&quot;&amp;[.E38]&amp;&quot;,&quot;&amp;[.F38]&amp;&quot;,&quot;&amp;[.G38]&amp;&quot;,&quot;&amp;[.H38]&amp;&quot;,&quot;&amp;[.I38]&amp;&quot;,&quot;&amp;[.J38]&amp;&quot;,&quot;&amp;[.K38]&amp;[.L38]" office:value-type="string" office:string-value="{  Strontium,Sr,s, 0.04, 2, 0,87.62,0.95, (0,1,2), (0,2)}">
            <text:p>{ <text:s/>Strontium,Sr,s, 0.04, 2, 0,87.62,0.95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Yttrium</text:p>
          </table:table-cell>
          <table:table-cell office:value-type="string">
            <text:p>Y</text:p>
          </table:table-cell>
          <table:table-cell office:value-type="string">
            <text:p>d</text:p>
          </table:table-cell>
          <table:table-cell office:value-type="string">
            <text:p><text:s/>0.007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88.9059</text:p>
          </table:table-cell>
          <table:table-cell office:value-type="string">
            <text:p>1.22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39]&amp;[.B39]&amp;&quot;,&quot;&amp;[.C39]&amp;&quot;,&quot;&amp;[.D39]&amp;&quot;,&quot;&amp;[.E39]&amp;&quot;,&quot;&amp;[.F39]&amp;&quot;,&quot;&amp;[.G39]&amp;&quot;,&quot;&amp;[.H39]&amp;&quot;,&quot;&amp;[.I39]&amp;&quot;,&quot;&amp;[.J39]&amp;&quot;,&quot;&amp;[.K39]&amp;[.L39]" office:value-type="string" office:string-value="{  Yttrium,Y,d, 0.007, 2, 0,88.9059,1.22, (0,1,2,3), (0,3)}">
            <text:p>{ <text:s/>Yttrium,Y,d, 0.007, 2, 0,88.9059,1.22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Zirconium</text:p>
          </table:table-cell>
          <table:table-cell office:value-type="string">
            <text:p>Zr</text:p>
          </table:table-cell>
          <table:table-cell office:value-type="string">
            <text:p>d</text:p>
          </table:table-cell>
          <table:table-cell office:value-type="string">
            <text:p><text:s/>0.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91.22</text:p>
          </table:table-cell>
          <table:table-cell office:value-type="string">
            <text:p>1.33</text:p>
          </table:table-cell>
          <table:table-cell office:value-type="string">
            <text:p><text:s/>(-2,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40]&amp;[.B40]&amp;&quot;,&quot;&amp;[.C40]&amp;&quot;,&quot;&amp;[.D40]&amp;&quot;,&quot;&amp;[.E40]&amp;&quot;,&quot;&amp;[.F40]&amp;&quot;,&quot;&amp;[.G40]&amp;&quot;,&quot;&amp;[.H40]&amp;&quot;,&quot;&amp;[.I40]&amp;&quot;,&quot;&amp;[.J40]&amp;&quot;,&quot;&amp;[.K40]&amp;[.L40]" office:value-type="string" office:string-value="{  Zirconium,Zr,d, 0.05, 2, 0,91.22,1.33, (-2,0,1,2,3,4), (0,4)}">
            <text:p>{ <text:s/>Zirconium,Zr,d, 0.05, 2, 0,91.22,1.33, (-2,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obium</text:p>
          </table:table-cell>
          <table:table-cell office:value-type="string">
            <text:p>Nb</text:p>
          </table:table-cell>
          <table:table-cell office:value-type="string">
            <text:p>d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92.9064</text:p>
          </table:table-cell>
          <table:table-cell office:value-type="string">
            <text:p>1.6</text:p>
          </table:table-cell>
          <table:table-cell office:value-type="string">
            <text:p><text:s/>(-3,-1,0,1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41]&amp;[.B41]&amp;&quot;,&quot;&amp;[.C41]&amp;&quot;,&quot;&amp;[.D41]&amp;&quot;,&quot;&amp;[.E41]&amp;&quot;,&quot;&amp;[.F41]&amp;&quot;,&quot;&amp;[.G41]&amp;&quot;,&quot;&amp;[.H41]&amp;&quot;,&quot;&amp;[.I41]&amp;&quot;,&quot;&amp;[.J41]&amp;&quot;,&quot;&amp;[.K41]&amp;[.L41]" office:value-type="string" office:string-value="{  Niobium,Nb,d, 0.002, 2, 0,92.9064,1.6, (-3,-1,0,1,2,3,4,5), (0,5)}">
            <text:p>{ <text:s/>Niobium,Nb,d, 0.002, 2, 0,92.9064,1.6, (-3,-1,0,1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olybdenum</text:p>
          </table:table-cell>
          <table:table-cell office:value-type="string">
            <text:p>Mo</text:p>
          </table:table-cell>
          <table:table-cell office:value-type="string">
            <text:p>d</text:p>
          </table:table-cell>
          <table:table-cell office:value-type="string">
            <text:p><text:s/>0.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95.94</text:p>
          </table:table-cell>
          <table:table-cell office:value-type="string">
            <text:p>2.16</text:p>
          </table:table-cell>
          <table:table-cell office:value-type="string">
            <text:p><text:s/>(-4,-2,-1,0,1,2,3,4,5,6)</text:p>
          </table:table-cell>
          <table:table-cell office:value-type="string">
            <text:p><text:s/>(0,4,6)</text:p>
          </table:table-cell>
          <table:table-cell office:value-type="string">
            <text:p>}</text:p>
          </table:table-cell>
          <table:table-cell/>
          <table:table-cell table:formula="of:=[.A42]&amp;[.B42]&amp;&quot;,&quot;&amp;[.C42]&amp;&quot;,&quot;&amp;[.D42]&amp;&quot;,&quot;&amp;[.E42]&amp;&quot;,&quot;&amp;[.F42]&amp;&quot;,&quot;&amp;[.G42]&amp;&quot;,&quot;&amp;[.H42]&amp;&quot;,&quot;&amp;[.I42]&amp;&quot;,&quot;&amp;[.J42]&amp;&quot;,&quot;&amp;[.K42]&amp;[.L42]" office:value-type="string" office:string-value="{  Molybdenum,Mo,d, 0.005, 2, 0,95.94,2.16, (-4,-2,-1,0,1,2,3,4,5,6), (0,4,6)}">
            <text:p>{ <text:s/>Molybdenum,Mo,d, 0.005, 2, 0,95.94,2.16, (-4,-2,-1,0,1,2,3,4,5,6), (0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chnetium</text:p>
          </table:table-cell>
          <table:table-cell office:value-type="string">
            <text:p>Tc</text:p>
          </table:table-cell>
          <table:table-cell office:value-type="string">
            <text:p>d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98</text:p>
          </table:table-cell>
          <table:table-cell office:value-type="string">
            <text:p>1.9</text:p>
          </table:table-cell>
          <table:table-cell office:value-type="string">
            <text:p><text:s/>(-3,-1,0,1,2,3,4,5,6,7)</text:p>
          </table:table-cell>
          <table:table-cell office:value-type="string">
            <text:p><text:s/>(0,4,7)</text:p>
          </table:table-cell>
          <table:table-cell office:value-type="string">
            <text:p>}</text:p>
          </table:table-cell>
          <table:table-cell/>
          <table:table-cell table:formula="of:=[.A43]&amp;[.B43]&amp;&quot;,&quot;&amp;[.C43]&amp;&quot;,&quot;&amp;[.D43]&amp;&quot;,&quot;&amp;[.E43]&amp;&quot;,&quot;&amp;[.F43]&amp;&quot;,&quot;&amp;[.G43]&amp;&quot;,&quot;&amp;[.H43]&amp;&quot;,&quot;&amp;[.I43]&amp;&quot;,&quot;&amp;[.J43]&amp;&quot;,&quot;&amp;[.K43]&amp;[.L43]" office:value-type="string" office:string-value="{  Technetium,Tc,d, 0, 2, 1,98,1.9, (-3,-1,0,1,2,3,4,5,6,7), (0,4,7)}">
            <text:p>{ <text:s/>Technetium,Tc,d, 0, 2, 1,98,1.9, (-3,-1,0,1,2,3,4,5,6,7), (0,4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uthenium</text:p>
          </table:table-cell>
          <table:table-cell office:value-type="string">
            <text:p>Ru</text:p>
          </table:table-cell>
          <table:table-cell office:value-type="string">
            <text:p>d</text:p>
          </table:table-cell>
          <table:table-cell office:value-type="string">
            <text:p><text:s/>0.0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01.07</text:p>
          </table:table-cell>
          <table:table-cell office:value-type="string">
            <text:p>2.2</text:p>
          </table:table-cell>
          <table:table-cell office:value-type="string">
            <text:p><text:s/>(-4,-2,0,1,2,3,4,5,6,7,8)</text:p>
          </table:table-cell>
          <table:table-cell office:value-type="string">
            <text:p><text:s/>(0,2,3,4)</text:p>
          </table:table-cell>
          <table:table-cell office:value-type="string">
            <text:p>}</text:p>
          </table:table-cell>
          <table:table-cell/>
          <table:table-cell table:formula="of:=[.A44]&amp;[.B44]&amp;&quot;,&quot;&amp;[.C44]&amp;&quot;,&quot;&amp;[.D44]&amp;&quot;,&quot;&amp;[.E44]&amp;&quot;,&quot;&amp;[.F44]&amp;&quot;,&quot;&amp;[.G44]&amp;&quot;,&quot;&amp;[.H44]&amp;&quot;,&quot;&amp;[.I44]&amp;&quot;,&quot;&amp;[.J44]&amp;&quot;,&quot;&amp;[.K44]&amp;[.L44]" office:value-type="string" office:string-value="{  Ruthenium,Ru,d, 0.004, 2, 0,101.07,2.2, (-4,-2,0,1,2,3,4,5,6,7,8), (0,2,3,4)}">
            <text:p>{ <text:s/>Ruthenium,Ru,d, 0.004, 2, 0,101.07,2.2, (-4,-2,0,1,2,3,4,5,6,7,8), (0,2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hodium</text:p>
          </table:table-cell>
          <table:table-cell office:value-type="string">
            <text:p>Rh</text:p>
          </table:table-cell>
          <table:table-cell office:value-type="string">
            <text:p>d</text:p>
          </table:table-cell>
          <table:table-cell office:value-type="string">
            <text:p><text:s/>0.0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02.9055</text:p>
          </table:table-cell>
          <table:table-cell office:value-type="string">
            <text:p>2.28</text:p>
          </table:table-cell>
          <table:table-cell office:value-type="string">
            <text:p><text:s/>(-3,-1,0,1,2,3,4,5,6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45]&amp;[.B45]&amp;&quot;,&quot;&amp;[.C45]&amp;&quot;,&quot;&amp;[.D45]&amp;&quot;,&quot;&amp;[.E45]&amp;&quot;,&quot;&amp;[.F45]&amp;&quot;,&quot;&amp;[.G45]&amp;&quot;,&quot;&amp;[.H45]&amp;&quot;,&quot;&amp;[.I45]&amp;&quot;,&quot;&amp;[.J45]&amp;&quot;,&quot;&amp;[.K45]&amp;[.L45]" office:value-type="string" office:string-value="{  Rhodium,Rh,d, 0.0006, 2, 0,102.9055,2.28, (-3,-1,0,1,2,3,4,5,6), (0,3)}">
            <text:p>{ <text:s/>Rhodium,Rh,d, 0.0006, 2, 0,102.9055,2.28, (-3,-1,0,1,2,3,4,5,6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alladium</text:p>
          </table:table-cell>
          <table:table-cell office:value-type="string">
            <text:p>Pd</text:p>
          </table:table-cell>
          <table:table-cell office:value-type="string">
            <text:p>d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06.4</text:p>
          </table:table-cell>
          <table:table-cell office:value-type="string">
            <text:p>2.20</text:p>
          </table:table-cell>
          <table:table-cell office:value-type="string">
            <text:p><text:s/>(0,1,2,3,4,5,6)</text:p>
          </table:table-cell>
          <table:table-cell office:value-type="string">
            <text:p><text:s/>(0,2,4)</text:p>
          </table:table-cell>
          <table:table-cell office:value-type="string">
            <text:p>}</text:p>
          </table:table-cell>
          <table:table-cell/>
          <table:table-cell table:formula="of:=[.A46]&amp;[.B46]&amp;&quot;,&quot;&amp;[.C46]&amp;&quot;,&quot;&amp;[.D46]&amp;&quot;,&quot;&amp;[.E46]&amp;&quot;,&quot;&amp;[.F46]&amp;&quot;,&quot;&amp;[.G46]&amp;&quot;,&quot;&amp;[.H46]&amp;&quot;,&quot;&amp;[.I46]&amp;&quot;,&quot;&amp;[.J46]&amp;&quot;,&quot;&amp;[.K46]&amp;[.L46]" office:value-type="string" office:string-value="{  Palladium,Pd,d, 0.002, 2, 0,106.4,2.20, (0,1,2,3,4,5,6), (0,2,4)}">
            <text:p>{ <text:s/>Palladium,Pd,d, 0.002, 2, 0,106.4,2.20, (0,1,2,3,4,5,6), (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ilver</text:p>
          </table:table-cell>
          <table:table-cell office:value-type="string">
            <text:p>Ag</text:p>
          </table:table-cell>
          <table:table-cell office:value-type="string">
            <text:p>d</text:p>
          </table:table-cell>
          <table:table-cell office:value-type="string">
            <text:p><text:s/>0.0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07.868</text:p>
          </table:table-cell>
          <table:table-cell office:value-type="string">
            <text:p>1.93</text:p>
          </table:table-cell>
          <table:table-cell office:value-type="string">
            <text:p><text:s/>(-2,-1,0,1,2,3,4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47]&amp;[.B47]&amp;&quot;,&quot;&amp;[.C47]&amp;&quot;,&quot;&amp;[.D47]&amp;&quot;,&quot;&amp;[.E47]&amp;&quot;,&quot;&amp;[.F47]&amp;&quot;,&quot;&amp;[.G47]&amp;&quot;,&quot;&amp;[.H47]&amp;&quot;,&quot;&amp;[.I47]&amp;&quot;,&quot;&amp;[.J47]&amp;&quot;,&quot;&amp;[.K47]&amp;[.L47]" office:value-type="string" office:string-value="{  Silver,Ag,d, 0.0006, 2, 0,107.868,1.93, (-2,-1,0,1,2,3,4), (0,1)}">
            <text:p>{ <text:s/>Silver,Ag,d, 0.0006, 2, 0,107.868,1.93, (-2,-1,0,1,2,3,4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dmium</text:p>
          </table:table-cell>
          <table:table-cell office:value-type="string">
            <text:p>Cd</text:p>
          </table:table-cell>
          <table:table-cell office:value-type="string">
            <text:p>d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12.41</text:p>
          </table:table-cell>
          <table:table-cell office:value-type="string">
            <text:p>1.69</text:p>
          </table:table-cell>
          <table:table-cell office:value-type="string">
            <text:p><text:s/>(-2,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48]&amp;[.B48]&amp;&quot;,&quot;&amp;[.C48]&amp;&quot;,&quot;&amp;[.D48]&amp;&quot;,&quot;&amp;[.E48]&amp;&quot;,&quot;&amp;[.F48]&amp;&quot;,&quot;&amp;[.G48]&amp;&quot;,&quot;&amp;[.H48]&amp;&quot;,&quot;&amp;[.I48]&amp;&quot;,&quot;&amp;[.J48]&amp;&quot;,&quot;&amp;[.K48]&amp;[.L48]" office:value-type="string" office:string-value="{  Cadmium,Cd,d, 0.002, 2, 0,112.41,1.69, (-2,0,1,2), (0,2)}">
            <text:p>{ <text:s/>Cadmium,Cd,d, 0.002, 2, 0,112.41,1.69, (-2,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ndium</text:p>
          </table:table-cell>
          <table:table-cell office:value-type="string">
            <text:p>In</text:p>
          </table:table-cell>
          <table:table-cell office:value-type="string">
            <text:p>p</text:p>
          </table:table-cell>
          <table:table-cell office:value-type="string">
            <text:p><text:s/>0.00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14.82</text:p>
          </table:table-cell>
          <table:table-cell office:value-type="string">
            <text:p>1.78</text:p>
          </table:table-cell>
          <table:table-cell office:value-type="string">
            <text:p><text:s/>(-5,-2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49]&amp;[.B49]&amp;&quot;,&quot;&amp;[.C49]&amp;&quot;,&quot;&amp;[.D49]&amp;&quot;,&quot;&amp;[.E49]&amp;&quot;,&quot;&amp;[.F49]&amp;&quot;,&quot;&amp;[.G49]&amp;&quot;,&quot;&amp;[.H49]&amp;&quot;,&quot;&amp;[.I49]&amp;&quot;,&quot;&amp;[.J49]&amp;&quot;,&quot;&amp;[.K49]&amp;[.L49]" office:value-type="string" office:string-value="{  Indium,In,p, 0.0003, 2, 0,114.82,1.78, (-5,-2,-1,0,1,2,3), (0,3)}">
            <text:p>{ <text:s/>Indium,In,p, 0.0003, 2, 0,114.82,1.78, (-5,-2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in</text:p>
          </table:table-cell>
          <table:table-cell office:value-type="string">
            <text:p>Sn</text:p>
          </table:table-cell>
          <table:table-cell office:value-type="string">
            <text:p>p</text:p>
          </table:table-cell>
          <table:table-cell office:value-type="string">
            <text:p><text:s/>0.0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18.69</text:p>
          </table:table-cell>
          <table:table-cell office:value-type="string">
            <text:p>1.96</text:p>
          </table:table-cell>
          <table:table-cell office:value-type="string">
            <text:p><text:s/>(-4,-3,-2,-1,0,1,2,3,4)</text:p>
          </table:table-cell>
          <table:table-cell office:value-type="string">
            <text:p><text:s/>(-4,0,2,4)</text:p>
          </table:table-cell>
          <table:table-cell office:value-type="string">
            <text:p>}</text:p>
          </table:table-cell>
          <table:table-cell/>
          <table:table-cell table:formula="of:=[.A50]&amp;[.B50]&amp;&quot;,&quot;&amp;[.C50]&amp;&quot;,&quot;&amp;[.D50]&amp;&quot;,&quot;&amp;[.E50]&amp;&quot;,&quot;&amp;[.F50]&amp;&quot;,&quot;&amp;[.G50]&amp;&quot;,&quot;&amp;[.H50]&amp;&quot;,&quot;&amp;[.I50]&amp;&quot;,&quot;&amp;[.J50]&amp;&quot;,&quot;&amp;[.K50]&amp;[.L50]" office:value-type="string" office:string-value="{  Tin,Sn,p, 0.004, 2, 0,118.69,1.96, (-4,-3,-2,-1,0,1,2,3,4), (-4,0,2,4)}">
            <text:p>{ <text:s/>Tin,Sn,p, 0.004, 2, 0,118.69,1.96, (-4,-3,-2,-1,0,1,2,3,4), (-4,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ntimony</text:p>
          </table:table-cell>
          <table:table-cell office:value-type="string">
            <text:p>Sb</text:p>
          </table:table-cell>
          <table:table-cell office:value-type="string">
            <text:p>p</text:p>
          </table:table-cell>
          <table:table-cell office:value-type="string">
            <text:p><text:s/>0.00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21.75</text:p>
          </table:table-cell>
          <table:table-cell office:value-type="string">
            <text:p>2.5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51]&amp;[.B51]&amp;&quot;,&quot;&amp;[.C51]&amp;&quot;,&quot;&amp;[.D51]&amp;&quot;,&quot;&amp;[.E51]&amp;&quot;,&quot;&amp;[.F51]&amp;&quot;,&quot;&amp;[.G51]&amp;&quot;,&quot;&amp;[.H51]&amp;&quot;,&quot;&amp;[.I51]&amp;&quot;,&quot;&amp;[.J51]&amp;&quot;,&quot;&amp;[.K51]&amp;[.L51]" office:value-type="string" office:string-value="{  Antimony,Sb,p, 0.0004, 2, 0,121.75,2.5, (-3,-2,-1,0,1,2,3,4,5), (-3,0,3,5)}">
            <text:p>{ <text:s/>Antimony,Sb,p, 0.0004, 2, 0,121.75,2.5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llurium</text:p>
          </table:table-cell>
          <table:table-cell office:value-type="string">
            <text:p>Te</text:p>
          </table:table-cell>
          <table:table-cell office:value-type="string">
            <text:p>p</text:p>
          </table:table-cell>
          <table:table-cell office:value-type="string">
            <text:p><text:s/>0.009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27.6</text:p>
          </table:table-cell>
          <table:table-cell office:value-type="string">
            <text:p>2.1</text:p>
          </table:table-cell>
          <table:table-cell office:value-type="string">
            <text:p><text:s/>(-2,-1,0,1,2,3,4,5,6)</text:p>
          </table:table-cell>
          <table:table-cell office:value-type="string">
            <text:p><text:s/>(-2,0,2,4,6)</text:p>
          </table:table-cell>
          <table:table-cell office:value-type="string">
            <text:p>}</text:p>
          </table:table-cell>
          <table:table-cell/>
          <table:table-cell table:formula="of:=[.A52]&amp;[.B52]&amp;&quot;,&quot;&amp;[.C52]&amp;&quot;,&quot;&amp;[.D52]&amp;&quot;,&quot;&amp;[.E52]&amp;&quot;,&quot;&amp;[.F52]&amp;&quot;,&quot;&amp;[.G52]&amp;&quot;,&quot;&amp;[.H52]&amp;&quot;,&quot;&amp;[.I52]&amp;&quot;,&quot;&amp;[.J52]&amp;&quot;,&quot;&amp;[.K52]&amp;[.L52]" office:value-type="string" office:string-value="{  Tellurium,Te,p, 0.009, 2, 0,127.6,2.1, (-2,-1,0,1,2,3,4,5,6), (-2,0,2,4,6)}">
            <text:p>{ <text:s/>Tellurium,Te,p, 0.009, 2, 0,127.6,2.1, (-2,-1,0,1,2,3,4,5,6), (-2,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odine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<text:s/>0.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26.9045</text:p>
          </table:table-cell>
          <table:table-cell office:value-type="string">
            <text:p>2.66</text:p>
          </table:table-cell>
          <table:table-cell office:value-type="string">
            <text:p><text:s/>(-1,0,1,3,4,5,6,7)</text:p>
          </table:table-cell>
          <table:table-cell office:value-type="string">
            <text:p><text:s/>(-1,0,1,3,5,7)</text:p>
          </table:table-cell>
          <table:table-cell office:value-type="string">
            <text:p>}</text:p>
          </table:table-cell>
          <table:table-cell/>
          <table:table-cell table:formula="of:=[.A53]&amp;[.B53]&amp;&quot;,&quot;&amp;[.C53]&amp;&quot;,&quot;&amp;[.D53]&amp;&quot;,&quot;&amp;[.E53]&amp;&quot;,&quot;&amp;[.F53]&amp;&quot;,&quot;&amp;[.G53]&amp;&quot;,&quot;&amp;[.H53]&amp;&quot;,&quot;&amp;[.I53]&amp;&quot;,&quot;&amp;[.J53]&amp;&quot;,&quot;&amp;[.K53]&amp;[.L53]" office:value-type="string" office:string-value="{  Iodine,I,p, 0.001, 2, 0,126.9045,2.66, (-1,0,1,3,4,5,6,7), (-1,0,1,3,5,7)}">
            <text:p>{ <text:s/>Iodine,I,p, 0.001, 2, 0,126.9045,2.66, (-1,0,1,3,4,5,6,7), (-1,0,1,3,5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Xenon</text:p>
          </table:table-cell>
          <table:table-cell office:value-type="string">
            <text:p>Xe</text:p>
          </table:table-cell>
          <table:table-cell office:value-type="string">
            <text:p>p</text:p>
          </table:table-cell>
          <table:table-cell office:value-type="string">
            <text:p><text:s/>0.01</text:p>
          </table:table-cell>
          <table:table-cell table:number-columns-repeated="2" office:value-type="string">
            <text:p><text:s/>0</text:p>
          </table:table-cell>
          <table:table-cell office:value-type="string">
            <text:p>131.3</text:p>
          </table:table-cell>
          <table:table-cell office:value-type="string">
            <text:p>2.6</text:p>
          </table:table-cell>
          <table:table-cell office:value-type="string">
            <text:p><text:s/>(0,2,4,6,8)</text:p>
          </table:table-cell>
          <table:table-cell office:value-type="string">
            <text:p><text:s/>(0,2,4,6)</text:p>
          </table:table-cell>
          <table:table-cell office:value-type="string">
            <text:p>}</text:p>
          </table:table-cell>
          <table:table-cell/>
          <table:table-cell table:formula="of:=[.A54]&amp;[.B54]&amp;&quot;,&quot;&amp;[.C54]&amp;&quot;,&quot;&amp;[.D54]&amp;&quot;,&quot;&amp;[.E54]&amp;&quot;,&quot;&amp;[.F54]&amp;&quot;,&quot;&amp;[.G54]&amp;&quot;,&quot;&amp;[.H54]&amp;&quot;,&quot;&amp;[.I54]&amp;&quot;,&quot;&amp;[.J54]&amp;&quot;,&quot;&amp;[.K54]&amp;[.L54]" office:value-type="string" office:string-value="{  Xenon,Xe,p, 0.01, 0, 0,131.3,2.6, (0,2,4,6,8), (0,2,4,6)}">
            <text:p>{ <text:s/>Xenon,Xe,p, 0.01, 0, 0,131.3,2.6, (0,2,4,6,8), (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esium</text:p>
          </table:table-cell>
          <table:table-cell office:value-type="string">
            <text:p>Cs</text:p>
          </table:table-cell>
          <table:table-cell office:value-type="string">
            <text:p>s</text:p>
          </table:table-cell>
          <table:table-cell office:value-type="string">
            <text:p><text:s/>0.0008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132.9054</text:p>
          </table:table-cell>
          <table:table-cell office:value-type="string">
            <text:p>0.79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55]&amp;[.B55]&amp;&quot;,&quot;&amp;[.C55]&amp;&quot;,&quot;&amp;[.D55]&amp;&quot;,&quot;&amp;[.E55]&amp;&quot;,&quot;&amp;[.F55]&amp;&quot;,&quot;&amp;[.G55]&amp;&quot;,&quot;&amp;[.H55]&amp;&quot;,&quot;&amp;[.I55]&amp;&quot;,&quot;&amp;[.J55]&amp;&quot;,&quot;&amp;[.K55]&amp;[.L55]" office:value-type="string" office:string-value="{  Cesium,Cs,s, 0.0008, 1, 0,132.9054,0.79, (-1,0,1), (0,1)}">
            <text:p>{ <text:s/>Cesium,Cs,s, 0.0008, 1, 0,132.9054,0.79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arium</text:p>
          </table:table-cell>
          <table:table-cell office:value-type="string">
            <text:p>Ba</text:p>
          </table:table-cell>
          <table:table-cell office:value-type="string">
            <text:p>s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37.33</text:p>
          </table:table-cell>
          <table:table-cell office:value-type="string">
            <text:p>0.89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56]&amp;[.B56]&amp;&quot;,&quot;&amp;[.C56]&amp;&quot;,&quot;&amp;[.D56]&amp;&quot;,&quot;&amp;[.E56]&amp;&quot;,&quot;&amp;[.F56]&amp;&quot;,&quot;&amp;[.G56]&amp;&quot;,&quot;&amp;[.H56]&amp;&quot;,&quot;&amp;[.I56]&amp;&quot;,&quot;&amp;[.J56]&amp;&quot;,&quot;&amp;[.K56]&amp;[.L56]" office:value-type="string" office:string-value="{  Barium,Ba,s, 0.01, 2, 0,137.33,0.89, (0,1,2), (0,2)}">
            <text:p>{ <text:s/>Barium,Ba,s, 0.01, 2, 0,137.33,0.89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anthanum</text:p>
          </table:table-cell>
          <table:table-cell office:value-type="string">
            <text:p>La</text:p>
          </table:table-cell>
          <table:table-cell office:value-type="string">
            <text:p>f</text:p>
          </table:table-cell>
          <table:table-cell office:value-type="string">
            <text:p><text:s/>0.002 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38.9055</text:p>
          </table:table-cell>
          <table:table-cell office:value-type="string">
            <text:p>1.10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57]&amp;[.B57]&amp;&quot;,&quot;&amp;[.C57]&amp;&quot;,&quot;&amp;[.D57]&amp;&quot;,&quot;&amp;[.E57]&amp;&quot;,&quot;&amp;[.F57]&amp;&quot;,&quot;&amp;[.G57]&amp;&quot;,&quot;&amp;[.H57]&amp;&quot;,&quot;&amp;[.I57]&amp;&quot;,&quot;&amp;[.J57]&amp;&quot;,&quot;&amp;[.K57]&amp;[.L57]" office:value-type="string" office:string-value="{  Lanthanum,La,f, 0.002 , 2, 0,138.9055,1.10, (0,1,2,3), (0,3)}">
            <text:p>{ <text:s/>Lanthanum,La,f, 0.002 , 2, 0,138.9055,1.10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erium</text:p>
          </table:table-cell>
          <table:table-cell office:value-type="string">
            <text:p>Ce</text:p>
          </table:table-cell>
          <table:table-cell office:value-type="string">
            <text:p>f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40.12</text:p>
          </table:table-cell>
          <table:table-cell office:value-type="string">
            <text:p>1.12</text:p>
          </table:table-cell>
          <table:table-cell table:number-columns-repeated="2" office:value-type="string">
            <text:p><text:s/>(0,2,3,4)</text:p>
          </table:table-cell>
          <table:table-cell office:value-type="string">
            <text:p>}</text:p>
          </table:table-cell>
          <table:table-cell/>
          <table:table-cell table:formula="of:=[.A58]&amp;[.B58]&amp;&quot;,&quot;&amp;[.C58]&amp;&quot;,&quot;&amp;[.D58]&amp;&quot;,&quot;&amp;[.E58]&amp;&quot;,&quot;&amp;[.F58]&amp;&quot;,&quot;&amp;[.G58]&amp;&quot;,&quot;&amp;[.H58]&amp;&quot;,&quot;&amp;[.I58]&amp;&quot;,&quot;&amp;[.J58]&amp;&quot;,&quot;&amp;[.K58]&amp;[.L58]" office:value-type="string" office:string-value="{  Cerium,Ce,f, 0.01, 2, 0,140.12,1.12, (0,2,3,4), (0,2,3,4)}">
            <text:p>{ <text:s/>Cerium,Ce,f, 0.01, 2, 0,140.12,1.12, (0,2,3,4), (0,2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raseodymium</text:p>
          </table:table-cell>
          <table:table-cell office:value-type="string">
            <text:p>Pr</text:p>
          </table:table-cell>
          <table:table-cell office:value-type="string">
            <text:p>f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40.9077</text:p>
          </table:table-cell>
          <table:table-cell office:value-type="string">
            <text:p>1.13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59]&amp;[.B59]&amp;&quot;,&quot;&amp;[.C59]&amp;&quot;,&quot;&amp;[.D59]&amp;&quot;,&quot;&amp;[.E59]&amp;&quot;,&quot;&amp;[.F59]&amp;&quot;,&quot;&amp;[.G59]&amp;&quot;,&quot;&amp;[.H59]&amp;&quot;,&quot;&amp;[.I59]&amp;&quot;,&quot;&amp;[.J59]&amp;&quot;,&quot;&amp;[.K59]&amp;[.L59]" office:value-type="string" office:string-value="{  Praseodymium,Pr,f, 0.002, 2, 0,140.9077,1.13, (0,2,3,4), (0,3)}">
            <text:p>{ <text:s/>Praseodymium,Pr,f, 0.002, 2, 0,140.9077,1.13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eodymium</text:p>
          </table:table-cell>
          <table:table-cell office:value-type="string">
            <text:p>Nd</text:p>
          </table:table-cell>
          <table:table-cell office:value-type="string">
            <text:p>f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44.24</text:p>
          </table:table-cell>
          <table:table-cell office:value-type="string">
            <text:p>1.14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0]&amp;[.B60]&amp;&quot;,&quot;&amp;[.C60]&amp;&quot;,&quot;&amp;[.D60]&amp;&quot;,&quot;&amp;[.E60]&amp;&quot;,&quot;&amp;[.F60]&amp;&quot;,&quot;&amp;[.G60]&amp;&quot;,&quot;&amp;[.H60]&amp;&quot;,&quot;&amp;[.I60]&amp;&quot;,&quot;&amp;[.J60]&amp;&quot;,&quot;&amp;[.K60]&amp;[.L60]" office:value-type="string" office:string-value="{  Neodymium,Nd,f, 0.01, 2, 0,144.24,1.14, (0,2,3,4), (0,3)}">
            <text:p>{ <text:s/>Neodymium,Nd,f, 0.01, 2, 0,144.24,1.14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romethium</text:p>
          </table:table-cell>
          <table:table-cell office:value-type="string">
            <text:p>Pm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145</text:p>
          </table:table-cell>
          <table:table-cell office:value-type="string">
            <text:p>1.13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1]&amp;[.B61]&amp;&quot;,&quot;&amp;[.C61]&amp;&quot;,&quot;&amp;[.D61]&amp;&quot;,&quot;&amp;[.E61]&amp;&quot;,&quot;&amp;[.F61]&amp;&quot;,&quot;&amp;[.G61]&amp;&quot;,&quot;&amp;[.H61]&amp;&quot;,&quot;&amp;[.I61]&amp;&quot;,&quot;&amp;[.J61]&amp;&quot;,&quot;&amp;[.K61]&amp;[.L61]" office:value-type="string" office:string-value="{  Promethium,Pm,f, 0, 2, 1,145,1.13, (0,2,3), (0,3)}">
            <text:p>{ <text:s/>Promethium,Pm,f, 0, 2, 1,145,1.13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amarium</text:p>
          </table:table-cell>
          <table:table-cell office:value-type="string">
            <text:p>Sm</text:p>
          </table:table-cell>
          <table:table-cell office:value-type="string">
            <text:p>f</text:p>
          </table:table-cell>
          <table:table-cell office:value-type="string">
            <text:p><text:s/>0.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50.4</text:p>
          </table:table-cell>
          <table:table-cell office:value-type="string">
            <text:p>1.17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2]&amp;[.B62]&amp;&quot;,&quot;&amp;[.C62]&amp;&quot;,&quot;&amp;[.D62]&amp;&quot;,&quot;&amp;[.E62]&amp;&quot;,&quot;&amp;[.F62]&amp;&quot;,&quot;&amp;[.G62]&amp;&quot;,&quot;&amp;[.H62]&amp;&quot;,&quot;&amp;[.I62]&amp;&quot;,&quot;&amp;[.J62]&amp;&quot;,&quot;&amp;[.K62]&amp;[.L62]" office:value-type="string" office:string-value="{  Samarium,Sm,f, 0.005, 2, 0,150.4,1.17, (0,2,3), (0,3)}">
            <text:p>{ <text:s/>Samarium,Sm,f, 0.005, 2, 0,150.4,1.17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Europium</text:p>
          </table:table-cell>
          <table:table-cell office:value-type="string">
            <text:p>Eu</text:p>
          </table:table-cell>
          <table:table-cell office:value-type="string">
            <text:p>f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51.96</text:p>
          </table:table-cell>
          <table:table-cell office:value-type="string">
            <text:p>1.2</text:p>
          </table:table-cell>
          <table:table-cell table:number-columns-repeated="2" office:value-type="string">
            <text:p><text:s/>(0,2,3)</text:p>
          </table:table-cell>
          <table:table-cell office:value-type="string">
            <text:p>}</text:p>
          </table:table-cell>
          <table:table-cell/>
          <table:table-cell table:formula="of:=[.A63]&amp;[.B63]&amp;&quot;,&quot;&amp;[.C63]&amp;&quot;,&quot;&amp;[.D63]&amp;&quot;,&quot;&amp;[.E63]&amp;&quot;,&quot;&amp;[.F63]&amp;&quot;,&quot;&amp;[.G63]&amp;&quot;,&quot;&amp;[.H63]&amp;&quot;,&quot;&amp;[.I63]&amp;&quot;,&quot;&amp;[.J63]&amp;&quot;,&quot;&amp;[.K63]&amp;[.L63]" office:value-type="string" office:string-value="{  Europium,Eu,f, 0.0005, 2, 0,151.96,1.2, (0,2,3), (0,2,3)}">
            <text:p>{ <text:s/>Europium,Eu,f, 0.0005, 2, 0,151.96,1.2, (0,2,3), (0,2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adolinium</text:p>
          </table:table-cell>
          <table:table-cell office:value-type="string">
            <text:p>Gd</text:p>
          </table:table-cell>
          <table:table-cell office:value-type="string">
            <text:p>f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57.25</text:p>
          </table:table-cell>
          <table:table-cell office:value-type="string">
            <text:p>1.2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4]&amp;[.B64]&amp;&quot;,&quot;&amp;[.C64]&amp;&quot;,&quot;&amp;[.D64]&amp;&quot;,&quot;&amp;[.E64]&amp;&quot;,&quot;&amp;[.F64]&amp;&quot;,&quot;&amp;[.G64]&amp;&quot;,&quot;&amp;[.H64]&amp;&quot;,&quot;&amp;[.I64]&amp;&quot;,&quot;&amp;[.J64]&amp;&quot;,&quot;&amp;[.K64]&amp;[.L64]" office:value-type="string" office:string-value="{  Gadolinium,Gd,f, 0.002, 2, 0,157.25,1.2, (0,1,2,3), (0,3)}">
            <text:p>{ <text:s/>Gadolinium,Gd,f, 0.002, 2, 0,157.25,1.2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rbium</text:p>
          </table:table-cell>
          <table:table-cell office:value-type="string">
            <text:p>Tb</text:p>
          </table:table-cell>
          <table:table-cell office:value-type="string">
            <text:p>f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58.9254</text:p>
          </table:table-cell>
          <table:table-cell office:value-type="string">
            <text:p>1.22</text:p>
          </table:table-cell>
          <table:table-cell office:value-type="string">
            <text:p><text:s/>(0,1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5]&amp;[.B65]&amp;&quot;,&quot;&amp;[.C65]&amp;&quot;,&quot;&amp;[.D65]&amp;&quot;,&quot;&amp;[.E65]&amp;&quot;,&quot;&amp;[.F65]&amp;&quot;,&quot;&amp;[.G65]&amp;&quot;,&quot;&amp;[.H65]&amp;&quot;,&quot;&amp;[.I65]&amp;&quot;,&quot;&amp;[.J65]&amp;&quot;,&quot;&amp;[.K65]&amp;[.L65]" office:value-type="string" office:string-value="{  Terbium,Tb,f, 0.0005, 2, 0,158.9254,1.22, (0,1,2,3,4), (0,3)}">
            <text:p>{ <text:s/>Terbium,Tb,f, 0.0005, 2, 0,158.9254,1.22, (0,1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Dysprosium</text:p>
          </table:table-cell>
          <table:table-cell office:value-type="string">
            <text:p>Dy</text:p>
          </table:table-cell>
          <table:table-cell office:value-type="string">
            <text:p>f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62.5</text:p>
          </table:table-cell>
          <table:table-cell office:value-type="string">
            <text:p>1.23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6]&amp;[.B66]&amp;&quot;,&quot;&amp;[.C66]&amp;&quot;,&quot;&amp;[.D66]&amp;&quot;,&quot;&amp;[.E66]&amp;&quot;,&quot;&amp;[.F66]&amp;&quot;,&quot;&amp;[.G66]&amp;&quot;,&quot;&amp;[.H66]&amp;&quot;,&quot;&amp;[.I66]&amp;&quot;,&quot;&amp;[.J66]&amp;&quot;,&quot;&amp;[.K66]&amp;[.L66]" office:value-type="string" office:string-value="{  Dysprosium,Dy,f, 0.002, 2, 0,162.5,1.23, (0,2,3,4), (0,3)}">
            <text:p>{ <text:s/>Dysprosium,Dy,f, 0.002, 2, 0,162.5,1.23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olmium</text:p>
          </table:table-cell>
          <table:table-cell office:value-type="string">
            <text:p>Ho</text:p>
          </table:table-cell>
          <table:table-cell office:value-type="string">
            <text:p>f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64.9304</text:p>
          </table:table-cell>
          <table:table-cell office:value-type="string">
            <text:p>1.24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7]&amp;[.B67]&amp;&quot;,&quot;&amp;[.C67]&amp;&quot;,&quot;&amp;[.D67]&amp;&quot;,&quot;&amp;[.E67]&amp;&quot;,&quot;&amp;[.F67]&amp;&quot;,&quot;&amp;[.G67]&amp;&quot;,&quot;&amp;[.H67]&amp;&quot;,&quot;&amp;[.I67]&amp;&quot;,&quot;&amp;[.J67]&amp;&quot;,&quot;&amp;[.K67]&amp;[.L67]" office:value-type="string" office:string-value="{  Holmium,Ho,f, 0.0005, 2, 0,164.9304,1.24, (0,2,3), (0,3)}">
            <text:p>{ <text:s/>Holmium,Ho,f, 0.0005, 2, 0,164.9304,1.24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Erbium</text:p>
          </table:table-cell>
          <table:table-cell office:value-type="string">
            <text:p>Er</text:p>
          </table:table-cell>
          <table:table-cell office:value-type="string">
            <text:p>f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67.26</text:p>
          </table:table-cell>
          <table:table-cell office:value-type="string">
            <text:p>1.24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8]&amp;[.B68]&amp;&quot;,&quot;&amp;[.C68]&amp;&quot;,&quot;&amp;[.D68]&amp;&quot;,&quot;&amp;[.E68]&amp;&quot;,&quot;&amp;[.F68]&amp;&quot;,&quot;&amp;[.G68]&amp;&quot;,&quot;&amp;[.H68]&amp;&quot;,&quot;&amp;[.I68]&amp;&quot;,&quot;&amp;[.J68]&amp;&quot;,&quot;&amp;[.K68]&amp;[.L68]" office:value-type="string" office:string-value="{  Erbium,Er,f, 0.002, 2, 0,167.26,1.24, (0,2,3), (0,3)}">
            <text:p>{ <text:s/>Erbium,Er,f, 0.002, 2, 0,167.26,1.24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hulium</text:p>
          </table:table-cell>
          <table:table-cell office:value-type="string">
            <text:p>Tm</text:p>
          </table:table-cell>
          <table:table-cell office:value-type="string">
            <text:p>f</text:p>
          </table:table-cell>
          <table:table-cell office:value-type="string">
            <text:p><text:s/>0.0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68.9342</text:p>
          </table:table-cell>
          <table:table-cell office:value-type="string">
            <text:p>1.25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9]&amp;[.B69]&amp;&quot;,&quot;&amp;[.C69]&amp;&quot;,&quot;&amp;[.D69]&amp;&quot;,&quot;&amp;[.E69]&amp;&quot;,&quot;&amp;[.F69]&amp;&quot;,&quot;&amp;[.G69]&amp;&quot;,&quot;&amp;[.H69]&amp;&quot;,&quot;&amp;[.I69]&amp;&quot;,&quot;&amp;[.J69]&amp;&quot;,&quot;&amp;[.K69]&amp;[.L69]" office:value-type="string" office:string-value="{  Thulium,Tm,f, 0.0001, 2, 0,168.9342,1.25, (0,2,3), (0,3)}">
            <text:p>{ <text:s/>Thulium,Tm,f, 0.0001, 2, 0,168.9342,1.25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Ytterbium</text:p>
          </table:table-cell>
          <table:table-cell office:value-type="string">
            <text:p>Yb</text:p>
          </table:table-cell>
          <table:table-cell office:value-type="string">
            <text:p>f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73.04</text:p>
          </table:table-cell>
          <table:table-cell office:value-type="string">
            <text:p>1.1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70]&amp;[.B70]&amp;&quot;,&quot;&amp;[.C70]&amp;&quot;,&quot;&amp;[.D70]&amp;&quot;,&quot;&amp;[.E70]&amp;&quot;,&quot;&amp;[.F70]&amp;&quot;,&quot;&amp;[.G70]&amp;&quot;,&quot;&amp;[.H70]&amp;&quot;,&quot;&amp;[.I70]&amp;&quot;,&quot;&amp;[.J70]&amp;&quot;,&quot;&amp;[.K70]&amp;[.L70]" office:value-type="string" office:string-value="{  Ytterbium,Yb,f, 0.002, 2, 0,173.04,1.1, (0,2,3), (0,3)}">
            <text:p>{ <text:s/>Ytterbium,Yb,f, 0.002, 2, 0,173.04,1.1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utetium</text:p>
          </table:table-cell>
          <table:table-cell office:value-type="string">
            <text:p>Lu</text:p>
          </table:table-cell>
          <table:table-cell office:value-type="string">
            <text:p>f</text:p>
          </table:table-cell>
          <table:table-cell office:value-type="string">
            <text:p><text:s/>0.0001 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74.967</text:p>
          </table:table-cell>
          <table:table-cell office:value-type="string">
            <text:p>1.27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71]&amp;[.B71]&amp;&quot;,&quot;&amp;[.C71]&amp;&quot;,&quot;&amp;[.D71]&amp;&quot;,&quot;&amp;[.E71]&amp;&quot;,&quot;&amp;[.F71]&amp;&quot;,&quot;&amp;[.G71]&amp;&quot;,&quot;&amp;[.H71]&amp;&quot;,&quot;&amp;[.I71]&amp;&quot;,&quot;&amp;[.J71]&amp;&quot;,&quot;&amp;[.K71]&amp;[.L71]" office:value-type="string" office:string-value="{  Lutetium,Lu,f, 0.0001 , 2, 0,174.967,1.27, (0,2,3), (0,3)}">
            <text:p>{ <text:s/>Lutetium,Lu,f, 0.0001 , 2, 0,174.967,1.27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afnium</text:p>
          </table:table-cell>
          <table:table-cell office:value-type="string">
            <text:p>Hf</text:p>
          </table:table-cell>
          <table:table-cell office:value-type="string">
            <text:p>d</text:p>
          </table:table-cell>
          <table:table-cell office:value-type="string">
            <text:p><text:s/>0.0007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78.49</text:p>
          </table:table-cell>
          <table:table-cell office:value-type="string">
            <text:p>1.3</text:p>
          </table:table-cell>
          <table:table-cell office:value-type="string">
            <text:p><text:s/>(-2,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72]&amp;[.B72]&amp;&quot;,&quot;&amp;[.C72]&amp;&quot;,&quot;&amp;[.D72]&amp;&quot;,&quot;&amp;[.E72]&amp;&quot;,&quot;&amp;[.F72]&amp;&quot;,&quot;&amp;[.G72]&amp;&quot;,&quot;&amp;[.H72]&amp;&quot;,&quot;&amp;[.I72]&amp;&quot;,&quot;&amp;[.J72]&amp;&quot;,&quot;&amp;[.K72]&amp;[.L72]" office:value-type="string" office:string-value="{  Hafnium,Hf,d, 0.0007, 2, 0,178.49,1.3, (-2,0,1,2,3,4), (0,4)}">
            <text:p>{ <text:s/>Hafnium,Hf,d, 0.0007, 2, 0,178.49,1.3, (-2,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antalum</text:p>
          </table:table-cell>
          <table:table-cell office:value-type="string">
            <text:p>Ta</text:p>
          </table:table-cell>
          <table:table-cell office:value-type="string">
            <text:p>d</text:p>
          </table:table-cell>
          <table:table-cell office:value-type="string">
            <text:p><text:s/>0.00008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80.9479</text:p>
          </table:table-cell>
          <table:table-cell office:value-type="string">
            <text:p>1.5</text:p>
          </table:table-cell>
          <table:table-cell office:value-type="string">
            <text:p><text:s/>(-3,-1,0,1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73]&amp;[.B73]&amp;&quot;,&quot;&amp;[.C73]&amp;&quot;,&quot;&amp;[.D73]&amp;&quot;,&quot;&amp;[.E73]&amp;&quot;,&quot;&amp;[.F73]&amp;&quot;,&quot;&amp;[.G73]&amp;&quot;,&quot;&amp;[.H73]&amp;&quot;,&quot;&amp;[.I73]&amp;&quot;,&quot;&amp;[.J73]&amp;&quot;,&quot;&amp;[.K73]&amp;[.L73]" office:value-type="string" office:string-value="{  Tantalum,Ta,d, 0.00008, 2, 0,180.9479,1.5, (-3,-1,0,1,2,3,4,5), (0,5)}">
            <text:p>{ <text:s/>Tantalum,Ta,d, 0.00008, 2, 0,180.9479,1.5, (-3,-1,0,1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ungsten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83.85</text:p>
          </table:table-cell>
          <table:table-cell office:value-type="string">
            <text:p>2.36</text:p>
          </table:table-cell>
          <table:table-cell office:value-type="string">
            <text:p><text:s/>(-4,-2,-1,0,1,2,3,4,5,6)</text:p>
          </table:table-cell>
          <table:table-cell office:value-type="string">
            <text:p><text:s/>(0,4,6)</text:p>
          </table:table-cell>
          <table:table-cell office:value-type="string">
            <text:p>}</text:p>
          </table:table-cell>
          <table:table-cell/>
          <table:table-cell table:formula="of:=[.A74]&amp;[.B74]&amp;&quot;,&quot;&amp;[.C74]&amp;&quot;,&quot;&amp;[.D74]&amp;&quot;,&quot;&amp;[.E74]&amp;&quot;,&quot;&amp;[.F74]&amp;&quot;,&quot;&amp;[.G74]&amp;&quot;,&quot;&amp;[.H74]&amp;&quot;,&quot;&amp;[.I74]&amp;&quot;,&quot;&amp;[.J74]&amp;&quot;,&quot;&amp;[.K74]&amp;[.L74]" office:value-type="string" office:string-value="{  Tungsten,W,d, 0.0005, 2, 0,183.85,2.36, (-4,-2,-1,0,1,2,3,4,5,6), (0,4,6)}">
            <text:p>{ <text:s/>Tungsten,W,d, 0.0005, 2, 0,183.85,2.36, (-4,-2,-1,0,1,2,3,4,5,6), (0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henium</text:p>
          </table:table-cell>
          <table:table-cell office:value-type="string">
            <text:p>Re</text:p>
          </table:table-cell>
          <table:table-cell office:value-type="string">
            <text:p>d</text:p>
          </table:table-cell>
          <table:table-cell office:value-type="string">
            <text:p><text:s/>0.0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86.207</text:p>
          </table:table-cell>
          <table:table-cell office:value-type="string">
            <text:p>1.9</text:p>
          </table:table-cell>
          <table:table-cell office:value-type="string">
            <text:p><text:s/>(-3,-1,0,1,2,3,4,5,6,7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75]&amp;[.B75]&amp;&quot;,&quot;&amp;[.C75]&amp;&quot;,&quot;&amp;[.D75]&amp;&quot;,&quot;&amp;[.E75]&amp;&quot;,&quot;&amp;[.F75]&amp;&quot;,&quot;&amp;[.G75]&amp;&quot;,&quot;&amp;[.H75]&amp;&quot;,&quot;&amp;[.I75]&amp;&quot;,&quot;&amp;[.J75]&amp;&quot;,&quot;&amp;[.K75]&amp;[.L75]" office:value-type="string" office:string-value="{  Rhenium,Re,d, 0.0002, 2, 0,186.207,1.9, (-3,-1,0,1,2,3,4,5,6,7), (0,4)}">
            <text:p>{ <text:s/>Rhenium,Re,d, 0.0002, 2, 0,186.207,1.9, (-3,-1,0,1,2,3,4,5,6,7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Osmium</text:p>
          </table:table-cell>
          <table:table-cell office:value-type="string">
            <text:p>Os</text:p>
          </table:table-cell>
          <table:table-cell office:value-type="string">
            <text:p>d</text:p>
          </table:table-cell>
          <table:table-cell office:value-type="string">
            <text:p><text:s/>0.0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90.2</text:p>
          </table:table-cell>
          <table:table-cell office:value-type="string">
            <text:p>2.2</text:p>
          </table:table-cell>
          <table:table-cell office:value-type="string">
            <text:p><text:s/>(-4,-2,-1,0,1,2,3,4,5,6,7,8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76]&amp;[.B76]&amp;&quot;,&quot;&amp;[.C76]&amp;&quot;,&quot;&amp;[.D76]&amp;&quot;,&quot;&amp;[.E76]&amp;&quot;,&quot;&amp;[.F76]&amp;&quot;,&quot;&amp;[.G76]&amp;&quot;,&quot;&amp;[.H76]&amp;&quot;,&quot;&amp;[.I76]&amp;&quot;,&quot;&amp;[.J76]&amp;&quot;,&quot;&amp;[.K76]&amp;[.L76]" office:value-type="string" office:string-value="{  Osmium,Os,d, 0.003, 2, 0,190.2,2.2, (-4,-2,-1,0,1,2,3,4,5,6,7,8), (0,4)}">
            <text:p>{ <text:s/>Osmium,Os,d, 0.003, 2, 0,190.2,2.2, (-4,-2,-1,0,1,2,3,4,5,6,7,8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ridium</text:p>
          </table:table-cell>
          <table:table-cell office:value-type="string">
            <text:p>Ir</text:p>
          </table:table-cell>
          <table:table-cell office:value-type="string">
            <text:p>d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92.22</text:p>
          </table:table-cell>
          <table:table-cell office:value-type="string">
            <text:p>2.2</text:p>
          </table:table-cell>
          <table:table-cell office:value-type="string">
            <text:p><text:s/>(-3,-1,0,1,2,3,4,5,6,7,8,9)</text:p>
          </table:table-cell>
          <table:table-cell office:value-type="string">
            <text:p><text:s/>(0,3,4)</text:p>
          </table:table-cell>
          <table:table-cell office:value-type="string">
            <text:p>}</text:p>
          </table:table-cell>
          <table:table-cell/>
          <table:table-cell table:formula="of:=[.A77]&amp;[.B77]&amp;&quot;,&quot;&amp;[.C77]&amp;&quot;,&quot;&amp;[.D77]&amp;&quot;,&quot;&amp;[.E77]&amp;&quot;,&quot;&amp;[.F77]&amp;&quot;,&quot;&amp;[.G77]&amp;&quot;,&quot;&amp;[.H77]&amp;&quot;,&quot;&amp;[.I77]&amp;&quot;,&quot;&amp;[.J77]&amp;&quot;,&quot;&amp;[.K77]&amp;[.L77]" office:value-type="string" office:string-value="{  Iridium,Ir,d, 0.002, 2, 0,192.22,2.2, (-3,-1,0,1,2,3,4,5,6,7,8,9), (0,3,4)}">
            <text:p>{ <text:s/>Iridium,Ir,d, 0.002, 2, 0,192.22,2.2, (-3,-1,0,1,2,3,4,5,6,7,8,9), (0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latinum</text:p>
          </table:table-cell>
          <table:table-cell office:value-type="string">
            <text:p>Pt</text:p>
          </table:table-cell>
          <table:table-cell office:value-type="string">
            <text:p>d</text:p>
          </table:table-cell>
          <table:table-cell office:value-type="string">
            <text:p><text:s/>0.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95.09</text:p>
          </table:table-cell>
          <table:table-cell office:value-type="string">
            <text:p>2.28</text:p>
          </table:table-cell>
          <table:table-cell office:value-type="string">
            <text:p><text:s/>(-3,-2,-1,0,1,2,3,4,5,6)</text:p>
          </table:table-cell>
          <table:table-cell office:value-type="string">
            <text:p><text:s/>(0,2,4)</text:p>
          </table:table-cell>
          <table:table-cell office:value-type="string">
            <text:p>}</text:p>
          </table:table-cell>
          <table:table-cell/>
          <table:table-cell table:formula="of:=[.A78]&amp;[.B78]&amp;&quot;,&quot;&amp;[.C78]&amp;&quot;,&quot;&amp;[.D78]&amp;&quot;,&quot;&amp;[.E78]&amp;&quot;,&quot;&amp;[.F78]&amp;&quot;,&quot;&amp;[.G78]&amp;&quot;,&quot;&amp;[.H78]&amp;&quot;,&quot;&amp;[.I78]&amp;&quot;,&quot;&amp;[.J78]&amp;&quot;,&quot;&amp;[.K78]&amp;[.L78]" office:value-type="string" office:string-value="{  Platinum,Pt,d, 0.005, 2, 0,195.09,2.28, (-3,-2,-1,0,1,2,3,4,5,6), (0,2,4)}">
            <text:p>{ <text:s/>Platinum,Pt,d, 0.005, 2, 0,195.09,2.28, (-3,-2,-1,0,1,2,3,4,5,6), (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old</text:p>
          </table:table-cell>
          <table:table-cell office:value-type="string">
            <text:p>Au</text:p>
          </table:table-cell>
          <table:table-cell office:value-type="string">
            <text:p>d</text:p>
          </table:table-cell>
          <table:table-cell office:value-type="string">
            <text:p><text:s/>0.0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96.9665</text:p>
          </table:table-cell>
          <table:table-cell office:value-type="string">
            <text:p>2.54</text:p>
          </table:table-cell>
          <table:table-cell office:value-type="string">
            <text:p><text:s/>(-3,-2,-1,0,1,2,3,5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79]&amp;[.B79]&amp;&quot;,&quot;&amp;[.C79]&amp;&quot;,&quot;&amp;[.D79]&amp;&quot;,&quot;&amp;[.E79]&amp;&quot;,&quot;&amp;[.F79]&amp;&quot;,&quot;&amp;[.G79]&amp;&quot;,&quot;&amp;[.H79]&amp;&quot;,&quot;&amp;[.I79]&amp;&quot;,&quot;&amp;[.J79]&amp;&quot;,&quot;&amp;[.K79]&amp;[.L79]" office:value-type="string" office:string-value="{  Gold,Au,d, 0.0006, 2, 0,196.9665,2.54, (-3,-2,-1,0,1,2,3,5), (0,3)}">
            <text:p>{ <text:s/>Gold,Au,d, 0.0006, 2, 0,196.9665,2.54, (-3,-2,-1,0,1,2,3,5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ercury</text:p>
          </table:table-cell>
          <table:table-cell office:value-type="string">
            <text:p>Hg</text:p>
          </table:table-cell>
          <table:table-cell office:value-type="string">
            <text:p>d</text:p>
          </table:table-cell>
          <table:table-cell office:value-type="string">
            <text:p><text:s/>0.001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200.59</text:p>
          </table:table-cell>
          <table:table-cell office:value-type="string">
            <text:p>2.0</text:p>
          </table:table-cell>
          <table:table-cell office:value-type="string">
            <text:p><text:s/>(-2,0,1,2)</text:p>
          </table:table-cell>
          <table:table-cell office:value-type="string">
            <text:p><text:s/>(0,1,2)</text:p>
          </table:table-cell>
          <table:table-cell office:value-type="string">
            <text:p>}</text:p>
          </table:table-cell>
          <table:table-cell/>
          <table:table-cell table:formula="of:=[.A80]&amp;[.B80]&amp;&quot;,&quot;&amp;[.C80]&amp;&quot;,&quot;&amp;[.D80]&amp;&quot;,&quot;&amp;[.E80]&amp;&quot;,&quot;&amp;[.F80]&amp;&quot;,&quot;&amp;[.G80]&amp;&quot;,&quot;&amp;[.H80]&amp;&quot;,&quot;&amp;[.I80]&amp;&quot;,&quot;&amp;[.J80]&amp;&quot;,&quot;&amp;[.K80]&amp;[.L80]" office:value-type="string" office:string-value="{  Mercury,Hg,d, 0.001, 1, 0,200.59,2.0, (-2,0,1,2), (0,1,2)}">
            <text:p>{ <text:s/>Mercury,Hg,d, 0.001, 1, 0,200.59,2.0, (-2,0,1,2), (0,1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hallium</text:p>
          </table:table-cell>
          <table:table-cell office:value-type="string">
            <text:p>Tl</text:p>
          </table:table-cell>
          <table:table-cell office:value-type="string">
            <text:p>p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04.37</text:p>
          </table:table-cell>
          <table:table-cell office:value-type="string">
            <text:p>1.62</text:p>
          </table:table-cell>
          <table:table-cell office:value-type="string">
            <text:p><text:s/>(-5,-2,-1,0,1,2,3)</text:p>
          </table:table-cell>
          <table:table-cell office:value-type="string">
            <text:p><text:s/>(0,1,3)</text:p>
          </table:table-cell>
          <table:table-cell office:value-type="string">
            <text:p>}</text:p>
          </table:table-cell>
          <table:table-cell/>
          <table:table-cell table:formula="of:=[.A81]&amp;[.B81]&amp;&quot;,&quot;&amp;[.C81]&amp;&quot;,&quot;&amp;[.D81]&amp;&quot;,&quot;&amp;[.E81]&amp;&quot;,&quot;&amp;[.F81]&amp;&quot;,&quot;&amp;[.G81]&amp;&quot;,&quot;&amp;[.H81]&amp;&quot;,&quot;&amp;[.I81]&amp;&quot;,&quot;&amp;[.J81]&amp;&quot;,&quot;&amp;[.K81]&amp;[.L81]" office:value-type="string" office:string-value="{  Thallium,Tl,p, 0.0005, 2, 0,204.37,1.62, (-5,-2,-1,0,1,2,3), (0,1,3)}">
            <text:p>{ <text:s/>Thallium,Tl,p, 0.0005, 2, 0,204.37,1.62, (-5,-2,-1,0,1,2,3), (0,1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ead</text:p>
          </table:table-cell>
          <table:table-cell office:value-type="string">
            <text:p>Pb</text:p>
          </table:table-cell>
          <table:table-cell office:value-type="string">
            <text:p>p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07.2</text:p>
          </table:table-cell>
          <table:table-cell office:value-type="string">
            <text:p>2.33</text:p>
          </table:table-cell>
          <table:table-cell office:value-type="string">
            <text:p><text:s/>(-4,-2,-1,0,1,2,3,4)</text:p>
          </table:table-cell>
          <table:table-cell office:value-type="string">
            <text:p><text:s/>(0,2,4)</text:p>
          </table:table-cell>
          <table:table-cell office:value-type="string">
            <text:p>}</text:p>
          </table:table-cell>
          <table:table-cell/>
          <table:table-cell table:formula="of:=[.A82]&amp;[.B82]&amp;&quot;,&quot;&amp;[.C82]&amp;&quot;,&quot;&amp;[.D82]&amp;&quot;,&quot;&amp;[.E82]&amp;&quot;,&quot;&amp;[.F82]&amp;&quot;,&quot;&amp;[.G82]&amp;&quot;,&quot;&amp;[.H82]&amp;&quot;,&quot;&amp;[.I82]&amp;&quot;,&quot;&amp;[.J82]&amp;&quot;,&quot;&amp;[.K82]&amp;[.L82]" office:value-type="string" office:string-value="{  Lead,Pb,p, 0.01, 2, 0,207.2,2.33, (-4,-2,-1,0,1,2,3,4), (0,2,4)}">
            <text:p>{ <text:s/>Lead,Pb,p, 0.01, 2, 0,207.2,2.33, (-4,-2,-1,0,1,2,3,4), (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ismuth</text:p>
          </table:table-cell>
          <table:table-cell office:value-type="string">
            <text:p>Bi</text:p>
          </table:table-cell>
          <table:table-cell office:value-type="string">
            <text:p>p</text:p>
          </table:table-cell>
          <table:table-cell office:value-type="string">
            <text:p><text:s/>0.0007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08.9804</text:p>
          </table:table-cell>
          <table:table-cell office:value-type="string">
            <text:p>2.2</text:p>
          </table:table-cell>
          <table:table-cell office:value-type="string">
            <text:p><text:s/>(-3,-2,-1,0,1,2,3,4,5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83]&amp;[.B83]&amp;&quot;,&quot;&amp;[.C83]&amp;&quot;,&quot;&amp;[.D83]&amp;&quot;,&quot;&amp;[.E83]&amp;&quot;,&quot;&amp;[.F83]&amp;&quot;,&quot;&amp;[.G83]&amp;&quot;,&quot;&amp;[.H83]&amp;&quot;,&quot;&amp;[.I83]&amp;&quot;,&quot;&amp;[.J83]&amp;&quot;,&quot;&amp;[.K83]&amp;[.L83]" office:value-type="string" office:string-value="{  Bismuth,Bi,p, 0.0007, 2, 1,208.9804,2.2, (-3,-2,-1,0,1,2,3,4,5), (0,3)}">
            <text:p>{ <text:s/>Bismuth,Bi,p, 0.0007, 2, 1,208.9804,2.2, (-3,-2,-1,0,1,2,3,4,5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olonium</text:p>
          </table:table-cell>
          <table:table-cell office:value-type="string">
            <text:p>Po</text:p>
          </table:table-cell>
          <table:table-cell office:value-type="string">
            <text:p>p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09</text:p>
          </table:table-cell>
          <table:table-cell office:value-type="string">
            <text:p>2.0</text:p>
          </table:table-cell>
          <table:table-cell office:value-type="string">
            <text:p><text:s/>(-2,0,2,4,5,6)</text:p>
          </table:table-cell>
          <table:table-cell office:value-type="string">
            <text:p><text:s/>(-2,0,2,4)</text:p>
          </table:table-cell>
          <table:table-cell office:value-type="string">
            <text:p>}</text:p>
          </table:table-cell>
          <table:table-cell/>
          <table:table-cell table:formula="of:=[.A84]&amp;[.B84]&amp;&quot;,&quot;&amp;[.C84]&amp;&quot;,&quot;&amp;[.D84]&amp;&quot;,&quot;&amp;[.E84]&amp;&quot;,&quot;&amp;[.F84]&amp;&quot;,&quot;&amp;[.G84]&amp;&quot;,&quot;&amp;[.H84]&amp;&quot;,&quot;&amp;[.I84]&amp;&quot;,&quot;&amp;[.J84]&amp;&quot;,&quot;&amp;[.K84]&amp;[.L84]" office:value-type="string" office:string-value="{  Polonium,Po,p, 0, 2, 1,209,2.0, (-2,0,2,4,5,6), (-2,0,2,4)}">
            <text:p>{ <text:s/>Polonium,Po,p, 0, 2, 1,209,2.0, (-2,0,2,4,5,6), (-2,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statine</text:p>
          </table:table-cell>
          <table:table-cell office:value-type="string">
            <text:p>At</text:p>
          </table:table-cell>
          <table:table-cell office:value-type="string">
            <text:p>p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10</text:p>
          </table:table-cell>
          <table:table-cell office:value-type="string">
            <text:p>2.2</text:p>
          </table:table-cell>
          <table:table-cell office:value-type="string">
            <text:p><text:s/>(-1,0,1,3,5,7)</text:p>
          </table:table-cell>
          <table:table-cell office:value-type="string">
            <text:p><text:s/>(-1,0,1)</text:p>
          </table:table-cell>
          <table:table-cell office:value-type="string">
            <text:p>}</text:p>
          </table:table-cell>
          <table:table-cell/>
          <table:table-cell table:formula="of:=[.A85]&amp;[.B85]&amp;&quot;,&quot;&amp;[.C85]&amp;&quot;,&quot;&amp;[.D85]&amp;&quot;,&quot;&amp;[.E85]&amp;&quot;,&quot;&amp;[.F85]&amp;&quot;,&quot;&amp;[.G85]&amp;&quot;,&quot;&amp;[.H85]&amp;&quot;,&quot;&amp;[.I85]&amp;&quot;,&quot;&amp;[.J85]&amp;&quot;,&quot;&amp;[.K85]&amp;[.L85]" office:value-type="string" office:string-value="{  Astatine,At,p, 0, 2, 1,210,2.2, (-1,0,1,3,5,7), (-1,0,1)}">
            <text:p>{ <text:s/>Astatine,At,p, 0, 2, 1,210,2.2, (-1,0,1,3,5,7), (-1,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adon</text:p>
          </table:table-cell>
          <table:table-cell office:value-type="string">
            <text:p>Rn</text:p>
          </table:table-cell>
          <table:table-cell office:value-type="string">
            <text:p>p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22</text:p>
          </table:table-cell>
          <table:table-cell office:value-type="string">
            <text:p>2.2</text:p>
          </table:table-cell>
          <table:table-cell office:value-type="string">
            <text:p><text:s/>(0,2,6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86]&amp;[.B86]&amp;&quot;,&quot;&amp;[.C86]&amp;&quot;,&quot;&amp;[.D86]&amp;&quot;,&quot;&amp;[.E86]&amp;&quot;,&quot;&amp;[.F86]&amp;&quot;,&quot;&amp;[.G86]&amp;&quot;,&quot;&amp;[.H86]&amp;&quot;,&quot;&amp;[.I86]&amp;&quot;,&quot;&amp;[.J86]&amp;&quot;,&quot;&amp;[.K86]&amp;[.L86]" office:value-type="string" office:string-value="{  Radon,Rn,p, 0, 2, 1,222,2.2, (0,2,6), (0,2)}">
            <text:p>{ <text:s/>Radon,Rn,p, 0, 2, 1,222,2.2, (0,2,6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rancium</text:p>
          </table:table-cell>
          <table:table-cell office:value-type="string">
            <text:p>Fr</text:p>
          </table:table-cell>
          <table:table-cell office:value-type="string">
            <text:p>s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1</text:p>
          </table:table-cell>
          <table:table-cell office:value-type="string">
            <text:p>223</text:p>
          </table:table-cell>
          <table:table-cell office:value-type="string">
            <text:p>0.7</text:p>
          </table:table-cell>
          <table:table-cell table:number-columns-repeated="2"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87]&amp;[.B87]&amp;&quot;,&quot;&amp;[.C87]&amp;&quot;,&quot;&amp;[.D87]&amp;&quot;,&quot;&amp;[.E87]&amp;&quot;,&quot;&amp;[.F87]&amp;&quot;,&quot;&amp;[.G87]&amp;&quot;,&quot;&amp;[.H87]&amp;&quot;,&quot;&amp;[.I87]&amp;&quot;,&quot;&amp;[.J87]&amp;&quot;,&quot;&amp;[.K87]&amp;[.L87]" office:value-type="string" office:string-value="{  Francium,Fr,s, 0, 1, 1,223,0.7, (0,1), (0,1)}">
            <text:p>{ <text:s/>Francium,Fr,s, 0, 1, 1,223,0.7, (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adium</text:p>
          </table:table-cell>
          <table:table-cell office:value-type="string">
            <text:p>Ra</text:p>
          </table:table-cell>
          <table:table-cell office:value-type="string">
            <text:p>s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26.0254</text:p>
          </table:table-cell>
          <table:table-cell office:value-type="string">
            <text:p>0.89</text:p>
          </table:table-cell>
          <table:table-cell table:number-columns-repeated="2"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88]&amp;[.B88]&amp;&quot;,&quot;&amp;[.C88]&amp;&quot;,&quot;&amp;[.D88]&amp;&quot;,&quot;&amp;[.E88]&amp;&quot;,&quot;&amp;[.F88]&amp;&quot;,&quot;&amp;[.G88]&amp;&quot;,&quot;&amp;[.H88]&amp;&quot;,&quot;&amp;[.I88]&amp;&quot;,&quot;&amp;[.J88]&amp;&quot;,&quot;&amp;[.K88]&amp;[.L88]" office:value-type="string" office:string-value="{  Radium,Ra,s, 0, 2, 1,226.0254,0.89, (0,2), (0,2)}">
            <text:p>{ <text:s/>Radium,Ra,s, 0, 2, 1,226.0254,0.89, (0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ctinium</text:p>
          </table:table-cell>
          <table:table-cell office:value-type="string">
            <text:p>Ac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27.0278</text:p>
          </table:table-cell>
          <table:table-cell office:value-type="string">
            <text:p>1.1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89]&amp;[.B89]&amp;&quot;,&quot;&amp;[.C89]&amp;&quot;,&quot;&amp;[.D89]&amp;&quot;,&quot;&amp;[.E89]&amp;&quot;,&quot;&amp;[.F89]&amp;&quot;,&quot;&amp;[.G89]&amp;&quot;,&quot;&amp;[.H89]&amp;&quot;,&quot;&amp;[.I89]&amp;&quot;,&quot;&amp;[.J89]&amp;&quot;,&quot;&amp;[.K89]&amp;[.L89]" office:value-type="string" office:string-value="{  Actinium,Ac,f, 0, 2, 1,227.0278,1.1, (0,2,3), (0,3)}">
            <text:p>{ <text:s/>Actinium,Ac,f, 0, 2, 1,227.0278,1.1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horium</text:p>
          </table:table-cell>
          <table:table-cell office:value-type="string">
            <text:p>Th</text:p>
          </table:table-cell>
          <table:table-cell office:value-type="string">
            <text:p>f</text:p>
          </table:table-cell>
          <table:table-cell office:value-type="string">
            <text:p><text:s/>0.0004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32.0381</text:p>
          </table:table-cell>
          <table:table-cell office:value-type="string">
            <text:p>1.3</text:p>
          </table:table-cell>
          <table:table-cell office:value-type="string">
            <text:p><text:s/>(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90]&amp;[.B90]&amp;&quot;,&quot;&amp;[.C90]&amp;&quot;,&quot;&amp;[.D90]&amp;&quot;,&quot;&amp;[.E90]&amp;&quot;,&quot;&amp;[.F90]&amp;&quot;,&quot;&amp;[.G90]&amp;&quot;,&quot;&amp;[.H90]&amp;&quot;,&quot;&amp;[.I90]&amp;&quot;,&quot;&amp;[.J90]&amp;&quot;,&quot;&amp;[.K90]&amp;[.L90]" office:value-type="string" office:string-value="{  Thorium,Th,f, 0.0004 , 2, 1,232.0381,1.3, (0,1,2,3,4), (0,4)}">
            <text:p>{ <text:s/>Thorium,Th,f, 0.0004 , 2, 1,232.0381,1.3, (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rotactinium</text:p>
          </table:table-cell>
          <table:table-cell office:value-type="string">
            <text:p>Pa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31.0359</text:p>
          </table:table-cell>
          <table:table-cell office:value-type="string">
            <text:p>1.5</text:p>
          </table:table-cell>
          <table:table-cell office:value-type="string">
            <text:p><text:s/>(0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91]&amp;[.B91]&amp;&quot;,&quot;&amp;[.C91]&amp;&quot;,&quot;&amp;[.D91]&amp;&quot;,&quot;&amp;[.E91]&amp;&quot;,&quot;&amp;[.F91]&amp;&quot;,&quot;&amp;[.G91]&amp;&quot;,&quot;&amp;[.H91]&amp;&quot;,&quot;&amp;[.I91]&amp;&quot;,&quot;&amp;[.J91]&amp;&quot;,&quot;&amp;[.K91]&amp;[.L91]" office:value-type="string" office:string-value="{  Protactinium,Pa,f, 0, 2, 1,231.0359,1.5, (0,2,3,4,5), (0,5)}">
            <text:p>{ <text:s/>Protactinium,Pa,f, 0, 2, 1,231.0359,1.5, (0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Uranium</text:p>
          </table:table-cell>
          <table:table-cell office:value-type="string">
            <text:p>U</text:p>
          </table:table-cell>
          <table:table-cell office:value-type="string">
            <text:p>f</text:p>
          </table:table-cell>
          <table:table-cell office:value-type="string">
            <text:p><text:s/>0.0002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38.029</text:p>
          </table:table-cell>
          <table:table-cell office:value-type="string">
            <text:p>1.38</text:p>
          </table:table-cell>
          <table:table-cell office:value-type="string">
            <text:p><text:s/>(0,1,2,3,4,5,6)</text:p>
          </table:table-cell>
          <table:table-cell office:value-type="string">
            <text:p><text:s/>(0,4,6)</text:p>
          </table:table-cell>
          <table:table-cell office:value-type="string">
            <text:p>}</text:p>
          </table:table-cell>
          <table:table-cell/>
          <table:table-cell table:formula="of:=[.A92]&amp;[.B92]&amp;&quot;,&quot;&amp;[.C92]&amp;&quot;,&quot;&amp;[.D92]&amp;&quot;,&quot;&amp;[.E92]&amp;&quot;,&quot;&amp;[.F92]&amp;&quot;,&quot;&amp;[.G92]&amp;&quot;,&quot;&amp;[.H92]&amp;&quot;,&quot;&amp;[.I92]&amp;&quot;,&quot;&amp;[.J92]&amp;&quot;,&quot;&amp;[.K92]&amp;[.L92]" office:value-type="string" office:string-value="{  Uranium,U,f, 0.0002, 2, 1,238.029,1.38, (0,1,2,3,4,5,6), (0,4,6)}">
            <text:p>{ <text:s/>Uranium,U,f, 0.0002, 2, 1,238.029,1.38, (0,1,2,3,4,5,6), (0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eptunium</text:p>
          </table:table-cell>
          <table:table-cell office:value-type="string">
            <text:p>Np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37.0482</text:p>
          </table:table-cell>
          <table:table-cell office:value-type="string">
            <text:p>1.36</text:p>
          </table:table-cell>
          <table:table-cell office:value-type="string">
            <text:p><text:s/>(0,2,3,4,5,6,7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93]&amp;[.B93]&amp;&quot;,&quot;&amp;[.C93]&amp;&quot;,&quot;&amp;[.D93]&amp;&quot;,&quot;&amp;[.E93]&amp;&quot;,&quot;&amp;[.F93]&amp;&quot;,&quot;&amp;[.G93]&amp;&quot;,&quot;&amp;[.H93]&amp;&quot;,&quot;&amp;[.I93]&amp;&quot;,&quot;&amp;[.J93]&amp;&quot;,&quot;&amp;[.K93]&amp;[.L93]" office:value-type="string" office:string-value="{  Neptunium,Np,f, 0, 2, 1,237.0482,1.36, (0,2,3,4,5,6,7), (0,5)}">
            <text:p>{ <text:s/>Neptunium,Np,f, 0, 2, 1,237.0482,1.36, (0,2,3,4,5,6,7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lutonium</text:p>
          </table:table-cell>
          <table:table-cell office:value-type="string">
            <text:p>Pu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44</text:p>
          </table:table-cell>
          <table:table-cell office:value-type="string">
            <text:p>1.28</text:p>
          </table:table-cell>
          <table:table-cell office:value-type="string">
            <text:p><text:s/>(0,1,2,3,4,5,6,7,8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94]&amp;[.B94]&amp;&quot;,&quot;&amp;[.C94]&amp;&quot;,&quot;&amp;[.D94]&amp;&quot;,&quot;&amp;[.E94]&amp;&quot;,&quot;&amp;[.F94]&amp;&quot;,&quot;&amp;[.G94]&amp;&quot;,&quot;&amp;[.H94]&amp;&quot;,&quot;&amp;[.I94]&amp;&quot;,&quot;&amp;[.J94]&amp;&quot;,&quot;&amp;[.K94]&amp;[.L94]" office:value-type="string" office:string-value="{  Plutonium,Pu,f, 0, 2, 1,244,1.28, (0,1,2,3,4,5,6,7,8), (0,4)}">
            <text:p>{ <text:s/>Plutonium,Pu,f, 0, 2, 1,244,1.28, (0,1,2,3,4,5,6,7,8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mericium</text:p>
          </table:table-cell>
          <table:table-cell office:value-type="string">
            <text:p>Am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43</text:p>
          </table:table-cell>
          <table:table-cell office:value-type="string">
            <text:p>1.3</text:p>
          </table:table-cell>
          <table:table-cell office:value-type="string">
            <text:p><text:s/>(0,2,3,4,5,6,7,8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5]&amp;[.B95]&amp;&quot;,&quot;&amp;[.C95]&amp;&quot;,&quot;&amp;[.D95]&amp;&quot;,&quot;&amp;[.E95]&amp;&quot;,&quot;&amp;[.F95]&amp;&quot;,&quot;&amp;[.G95]&amp;&quot;,&quot;&amp;[.H95]&amp;&quot;,&quot;&amp;[.I95]&amp;&quot;,&quot;&amp;[.J95]&amp;&quot;,&quot;&amp;[.K95]&amp;[.L95]" office:value-type="string" office:string-value="{  Americium,Am,f, 0, 2, 1,243,1.3, (0,2,3,4,5,6,7,8), (0,3)}">
            <text:p>{ <text:s/>Americium,Am,f, 0, 2, 1,243,1.3, (0,2,3,4,5,6,7,8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urium</text:p>
          </table:table-cell>
          <table:table-cell office:value-type="string">
            <text:p>Cm</text:p>
          </table:table-cell>
          <table:table-cell office:value-type="string">
            <text:p>f</text:p>
          </table:table-cell>
          <table:table-cell office:value-type="string">
            <text:p><text:s/>0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47</text:p>
          </table:table-cell>
          <table:table-cell office:value-type="string">
            <text:p>1.3</text:p>
          </table:table-cell>
          <table:table-cell office:value-type="string">
            <text:p><text:s/>(0,2,3,4,6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6]&amp;[.B96]&amp;&quot;,&quot;&amp;[.C96]&amp;&quot;,&quot;&amp;[.D96]&amp;&quot;,&quot;&amp;[.E96]&amp;&quot;,&quot;&amp;[.F96]&amp;&quot;,&quot;&amp;[.G96]&amp;&quot;,&quot;&amp;[.H96]&amp;&quot;,&quot;&amp;[.I96]&amp;&quot;,&quot;&amp;[.J96]&amp;&quot;,&quot;&amp;[.K96]&amp;[.L96]" office:value-type="string" office:string-value="{  Curium,Cm,f, 0 , 2, 1,247,1.3, (0,2,3,4,6), (0,3)}">
            <text:p>{ <text:s/>Curium,Cm,f, 0 , 2, 1,247,1.3, (0,2,3,4,6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erkelium</text:p>
          </table:table-cell>
          <table:table-cell office:value-type="string">
            <text:p>Bk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47</text:p>
          </table:table-cell>
          <table:table-cell office:value-type="string">
            <text:p>1.3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7]&amp;[.B97]&amp;&quot;,&quot;&amp;[.C97]&amp;&quot;,&quot;&amp;[.D97]&amp;&quot;,&quot;&amp;[.E97]&amp;&quot;,&quot;&amp;[.F97]&amp;&quot;,&quot;&amp;[.G97]&amp;&quot;,&quot;&amp;[.H97]&amp;&quot;,&quot;&amp;[.I97]&amp;&quot;,&quot;&amp;[.J97]&amp;&quot;,&quot;&amp;[.K97]&amp;[.L97]" office:value-type="string" office:string-value="{  Berkelium,Bk,f, 0, 2, 1,247,1.3, (0,2,3,4), (0,3)}">
            <text:p>{ <text:s/>Berkelium,Bk,f, 0, 2, 1,247,1.3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lifornium</text:p>
          </table:table-cell>
          <table:table-cell office:value-type="string">
            <text:p>Cf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51</text:p>
          </table:table-cell>
          <table:table-cell office:value-type="string">
            <text:p>1.3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8]&amp;[.B98]&amp;&quot;,&quot;&amp;[.C98]&amp;&quot;,&quot;&amp;[.D98]&amp;&quot;,&quot;&amp;[.E98]&amp;&quot;,&quot;&amp;[.F98]&amp;&quot;,&quot;&amp;[.G98]&amp;&quot;,&quot;&amp;[.H98]&amp;&quot;,&quot;&amp;[.I98]&amp;&quot;,&quot;&amp;[.J98]&amp;&quot;,&quot;&amp;[.K98]&amp;[.L98]" office:value-type="string" office:string-value="{  Californium,Cf,f, 0, 2, 1,251,1.3, (0,2,3,4), (0,3)}">
            <text:p>{ <text:s/>Californium,Cf,f, 0, 2, 1,251,1.3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Einsteinium</text:p>
          </table:table-cell>
          <table:table-cell office:value-type="string">
            <text:p>Es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52</text:p>
          </table:table-cell>
          <table:table-cell office:value-type="string">
            <text:p>1.3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9]&amp;[.B99]&amp;&quot;,&quot;&amp;[.C99]&amp;&quot;,&quot;&amp;[.D99]&amp;&quot;,&quot;&amp;[.E99]&amp;&quot;,&quot;&amp;[.F99]&amp;&quot;,&quot;&amp;[.G99]&amp;&quot;,&quot;&amp;[.H99]&amp;&quot;,&quot;&amp;[.I99]&amp;&quot;,&quot;&amp;[.J99]&amp;&quot;,&quot;&amp;[.K99]&amp;[.L99]" office:value-type="string" office:string-value="{  Einsteinium,Es,f, 0, 2, 1,252,1.3, (0,2,3,4), (0,3)}">
            <text:p>{ <text:s/>Einsteinium,Es,f, 0, 2, 1,252,1.3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ermium</text:p>
          </table:table-cell>
          <table:table-cell office:value-type="string">
            <text:p>Fm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57</text:p>
          </table:table-cell>
          <table:table-cell office:value-type="string">
            <text:p>1.3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00]&amp;[.B100]&amp;&quot;,&quot;&amp;[.C100]&amp;&quot;,&quot;&amp;[.D100]&amp;&quot;,&quot;&amp;[.E100]&amp;&quot;,&quot;&amp;[.F100]&amp;&quot;,&quot;&amp;[.G100]&amp;&quot;,&quot;&amp;[.H100]&amp;&quot;,&quot;&amp;[.I100]&amp;&quot;,&quot;&amp;[.J100]&amp;&quot;,&quot;&amp;[.K100]&amp;[.L100]" office:value-type="string" office:string-value="{  Fermium,Fm,f, 0, 2, 1,257,1.3, (0,2,3), (0,3)}">
            <text:p>{ <text:s/>Fermium,Fm,f, 0, 2, 1,257,1.3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endelevium</text:p>
          </table:table-cell>
          <table:table-cell office:value-type="string">
            <text:p>Md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58</text:p>
          </table:table-cell>
          <table:table-cell office:value-type="string">
            <text:p>1.3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01]&amp;[.B101]&amp;&quot;,&quot;&amp;[.C101]&amp;&quot;,&quot;&amp;[.D101]&amp;&quot;,&quot;&amp;[.E101]&amp;&quot;,&quot;&amp;[.F101]&amp;&quot;,&quot;&amp;[.G101]&amp;&quot;,&quot;&amp;[.H101]&amp;&quot;,&quot;&amp;[.I101]&amp;&quot;,&quot;&amp;[.J101]&amp;&quot;,&quot;&amp;[.K101]&amp;[.L101]" office:value-type="string" office:string-value="{  Mendelevium,Md,f, 0, 2, 1,258,1.3, (0,2,3), (0,3)}">
            <text:p>{ <text:s/>Mendelevium,Md,f, 0, 2, 1,258,1.3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obelium</text:p>
          </table:table-cell>
          <table:table-cell office:value-type="string">
            <text:p>No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59</text:p>
          </table:table-cell>
          <table:table-cell office:value-type="string">
            <text:p>1.3</text:p>
          </table:table-cell>
          <table:table-cell office:value-type="string">
            <text:p><text:s/>(0,2,3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102]&amp;[.B102]&amp;&quot;,&quot;&amp;[.C102]&amp;&quot;,&quot;&amp;[.D102]&amp;&quot;,&quot;&amp;[.E102]&amp;&quot;,&quot;&amp;[.F102]&amp;&quot;,&quot;&amp;[.G102]&amp;&quot;,&quot;&amp;[.H102]&amp;&quot;,&quot;&amp;[.I102]&amp;&quot;,&quot;&amp;[.J102]&amp;&quot;,&quot;&amp;[.K102]&amp;[.L102]" office:value-type="string" office:string-value="{  Nobelium,No,f, 0, 2, 1,259,1.3, (0,2,3), (0,2)}">
            <text:p>{ <text:s/>Nobelium,No,f, 0, 2, 1,259,1.3, (0,2,3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awrencium</text:p>
          </table:table-cell>
          <table:table-cell office:value-type="string">
            <text:p>Lr</text:p>
          </table:table-cell>
          <table:table-cell office:value-type="string">
            <text:p>f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66</text:p>
          </table:table-cell>
          <table:table-cell office:value-type="float" office:value="0">
            <text:p>0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03]&amp;[.B103]&amp;&quot;,&quot;&amp;[.C103]&amp;&quot;,&quot;&amp;[.D103]&amp;&quot;,&quot;&amp;[.E103]&amp;&quot;,&quot;&amp;[.F103]&amp;&quot;,&quot;&amp;[.G103]&amp;&quot;,&quot;&amp;[.H103]&amp;&quot;,&quot;&amp;[.I103]&amp;&quot;,&quot;&amp;[.J103]&amp;&quot;,&quot;&amp;[.K103]&amp;[.L103]" office:value-type="string" office:string-value="{  Lawrencium,Lr,f, 0, 2, 1,266,0, (0,2,3), (0,3)}">
            <text:p>{ <text:s/>Lawrencium,Lr,f, 0, 2, 1,266,0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utherfordium</text:p>
          </table:table-cell>
          <table:table-cell office:value-type="string">
            <text:p>Rf</text:p>
          </table:table-cell>
          <table:table-cell office:value-type="string">
            <text:p>d</text:p>
          </table:table-cell>
          <table:table-cell office:value-type="string">
            <text:p><text:s/>0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67</text:p>
          </table:table-cell>
          <table:table-cell office:value-type="float" office:value="0">
            <text:p>0</text:p>
          </table:table-cell>
          <table:table-cell office:value-type="string">
            <text:p><text:s/>(0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104]&amp;[.B104]&amp;&quot;,&quot;&amp;[.C104]&amp;&quot;,&quot;&amp;[.D104]&amp;&quot;,&quot;&amp;[.E104]&amp;&quot;,&quot;&amp;[.F104]&amp;&quot;,&quot;&amp;[.G104]&amp;&quot;,&quot;&amp;[.H104]&amp;&quot;,&quot;&amp;[.I104]&amp;&quot;,&quot;&amp;[.J104]&amp;&quot;,&quot;&amp;[.K104]&amp;[.L104]" office:value-type="string" office:string-value="{  Rutherfordium,Rf,d, 0 , 2, 1,267,0, (0,2,3,4), (0,4)}">
            <text:p>{ <text:s/>Rutherfordium,Rf,d, 0 , 2, 1,267,0, (0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Dubnium</text:p>
          </table:table-cell>
          <table:table-cell office:value-type="string">
            <text:p>Db</text:p>
          </table:table-cell>
          <table:table-cell office:value-type="string">
            <text:p>d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68</text:p>
          </table:table-cell>
          <table:table-cell office:value-type="float" office:value="0">
            <text:p>0</text:p>
          </table:table-cell>
          <table:table-cell office:value-type="string">
            <text:p><text:s/>(0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105]&amp;[.B105]&amp;&quot;,&quot;&amp;[.C105]&amp;&quot;,&quot;&amp;[.D105]&amp;&quot;,&quot;&amp;[.E105]&amp;&quot;,&quot;&amp;[.F105]&amp;&quot;,&quot;&amp;[.G105]&amp;&quot;,&quot;&amp;[.H105]&amp;&quot;,&quot;&amp;[.I105]&amp;&quot;,&quot;&amp;[.J105]&amp;&quot;,&quot;&amp;[.K105]&amp;[.L105]" office:value-type="string" office:string-value="{  Dubnium,Db,d, 0, 2, 1,268,0, (0,3,4,5), (0,5)}">
            <text:p>{ <text:s/>Dubnium,Db,d, 0, 2, 1,268,0, (0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eaborgium</text:p>
          </table:table-cell>
          <table:table-cell office:value-type="string">
            <text:p>Sg</text:p>
          </table:table-cell>
          <table:table-cell office:value-type="string">
            <text:p>d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69</text:p>
          </table:table-cell>
          <table:table-cell office:value-type="float" office:value="0">
            <text:p>0</text:p>
          </table:table-cell>
          <table:table-cell office:value-type="string">
            <text:p><text:s/>(0,3,4,5,6)</text:p>
          </table:table-cell>
          <table:table-cell office:value-type="string">
            <text:p><text:s/>(0,6)</text:p>
          </table:table-cell>
          <table:table-cell office:value-type="string">
            <text:p>}</text:p>
          </table:table-cell>
          <table:table-cell/>
          <table:table-cell table:formula="of:=[.A106]&amp;[.B106]&amp;&quot;,&quot;&amp;[.C106]&amp;&quot;,&quot;&amp;[.D106]&amp;&quot;,&quot;&amp;[.E106]&amp;&quot;,&quot;&amp;[.F106]&amp;&quot;,&quot;&amp;[.G106]&amp;&quot;,&quot;&amp;[.H106]&amp;&quot;,&quot;&amp;[.I106]&amp;&quot;,&quot;&amp;[.J106]&amp;&quot;,&quot;&amp;[.K106]&amp;[.L106]" office:value-type="string" office:string-value="{  Seaborgium,Sg,d, 0, 2, 1,269,0, (0,3,4,5,6), (0,6)}">
            <text:p>{ <text:s/>Seaborgium,Sg,d, 0, 2, 1,269,0, (0,3,4,5,6), (0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ohrium</text:p>
          </table:table-cell>
          <table:table-cell office:value-type="string">
            <text:p>Bh</text:p>
          </table:table-cell>
          <table:table-cell office:value-type="string">
            <text:p>d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70</text:p>
          </table:table-cell>
          <table:table-cell office:value-type="float" office:value="0">
            <text:p>0</text:p>
          </table:table-cell>
          <table:table-cell office:value-type="string">
            <text:p><text:s/>(0,3,4,5,7)</text:p>
          </table:table-cell>
          <table:table-cell office:value-type="string">
            <text:p><text:s/>(0,7)</text:p>
          </table:table-cell>
          <table:table-cell office:value-type="string">
            <text:p>}</text:p>
          </table:table-cell>
          <table:table-cell/>
          <table:table-cell table:formula="of:=[.A107]&amp;[.B107]&amp;&quot;,&quot;&amp;[.C107]&amp;&quot;,&quot;&amp;[.D107]&amp;&quot;,&quot;&amp;[.E107]&amp;&quot;,&quot;&amp;[.F107]&amp;&quot;,&quot;&amp;[.G107]&amp;&quot;,&quot;&amp;[.H107]&amp;&quot;,&quot;&amp;[.I107]&amp;&quot;,&quot;&amp;[.J107]&amp;&quot;,&quot;&amp;[.K107]&amp;[.L107]" office:value-type="string" office:string-value="{  Bohrium,Bh,d, 0, 2, 1,270,0, (0,3,4,5,7), (0,7)}">
            <text:p>{ <text:s/>Bohrium,Bh,d, 0, 2, 1,270,0, (0,3,4,5,7), (0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assium</text:p>
          </table:table-cell>
          <table:table-cell office:value-type="string">
            <text:p>Hs</text:p>
          </table:table-cell>
          <table:table-cell office:value-type="string">
            <text:p>d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69</text:p>
          </table:table-cell>
          <table:table-cell office:value-type="float" office:value="0">
            <text:p>0</text:p>
          </table:table-cell>
          <table:table-cell office:value-type="string">
            <text:p><text:s/>(0,2,3,4,6,8)</text:p>
          </table:table-cell>
          <table:table-cell office:value-type="string">
            <text:p><text:s/>(0,8)</text:p>
          </table:table-cell>
          <table:table-cell office:value-type="string">
            <text:p>}</text:p>
          </table:table-cell>
          <table:table-cell/>
          <table:table-cell table:formula="of:=[.A108]&amp;[.B108]&amp;&quot;,&quot;&amp;[.C108]&amp;&quot;,&quot;&amp;[.D108]&amp;&quot;,&quot;&amp;[.E108]&amp;&quot;,&quot;&amp;[.F108]&amp;&quot;,&quot;&amp;[.G108]&amp;&quot;,&quot;&amp;[.H108]&amp;&quot;,&quot;&amp;[.I108]&amp;&quot;,&quot;&amp;[.J108]&amp;&quot;,&quot;&amp;[.K108]&amp;[.L108]" office:value-type="string" office:string-value="{  Hassium,Hs,d, 0, 2, 1,269,0, (0,2,3,4,6,8), (0,8)}">
            <text:p>{ <text:s/>Hassium,Hs,d, 0, 2, 1,269,0, (0,2,3,4,6,8), (0,8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eitnerium</text:p>
          </table:table-cell>
          <table:table-cell office:value-type="string">
            <text:p>Mt</text:p>
          </table:table-cell>
          <table:table-cell office:value-type="string">
            <text:p>d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78</text:p>
          </table:table-cell>
          <table:table-cell office:value-type="float" office:value="0">
            <text:p>0</text:p>
          </table:table-cell>
          <table:table-cell office:value-type="string">
            <text:p><text:s/>(0,1,3,4,6,8,9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09]&amp;[.B109]&amp;&quot;,&quot;&amp;[.C109]&amp;&quot;,&quot;&amp;[.D109]&amp;&quot;,&quot;&amp;[.E109]&amp;&quot;,&quot;&amp;[.F109]&amp;&quot;,&quot;&amp;[.G109]&amp;&quot;,&quot;&amp;[.H109]&amp;&quot;,&quot;&amp;[.I109]&amp;&quot;,&quot;&amp;[.J109]&amp;&quot;,&quot;&amp;[.K109]&amp;[.L109]" office:value-type="string" office:string-value="{  Meitnerium,Mt,d, 0, 2, 1,278,0, (0,1,3,4,6,8,9), (0)}">
            <text:p>{ <text:s/>Meitnerium,Mt,d, 0, 2, 1,278,0, (0,1,3,4,6,8,9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Darmstadtium</text:p>
          </table:table-cell>
          <table:table-cell office:value-type="string">
            <text:p>Ds</text:p>
          </table:table-cell>
          <table:table-cell office:value-type="string">
            <text:p>d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81</text:p>
          </table:table-cell>
          <table:table-cell office:value-type="float" office:value="0">
            <text:p>0</text:p>
          </table:table-cell>
          <table:table-cell office:value-type="string">
            <text:p><text:s/>(0,2,4,6,8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0]&amp;[.B110]&amp;&quot;,&quot;&amp;[.C110]&amp;&quot;,&quot;&amp;[.D110]&amp;&quot;,&quot;&amp;[.E110]&amp;&quot;,&quot;&amp;[.F110]&amp;&quot;,&quot;&amp;[.G110]&amp;&quot;,&quot;&amp;[.H110]&amp;&quot;,&quot;&amp;[.I110]&amp;&quot;,&quot;&amp;[.J110]&amp;&quot;,&quot;&amp;[.K110]&amp;[.L110]" office:value-type="string" office:string-value="{  Darmstadtium,Ds,d, 0, 2, 1,281,0, (0,2,4,6,8), (0)}">
            <text:p>{ <text:s/>Darmstadtium,Ds,d, 0, 2, 1,281,0, (0,2,4,6,8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oentgenium</text:p>
          </table:table-cell>
          <table:table-cell office:value-type="string">
            <text:p>Rg</text:p>
          </table:table-cell>
          <table:table-cell office:value-type="string">
            <text:p>d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82</text:p>
          </table:table-cell>
          <table:table-cell office:value-type="float" office:value="0">
            <text:p>0</text:p>
          </table:table-cell>
          <table:table-cell office:value-type="string">
            <text:p><text:s/>(-1,0,1,3,5,7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1]&amp;[.B111]&amp;&quot;,&quot;&amp;[.C111]&amp;&quot;,&quot;&amp;[.D111]&amp;&quot;,&quot;&amp;[.E111]&amp;&quot;,&quot;&amp;[.F111]&amp;&quot;,&quot;&amp;[.G111]&amp;&quot;,&quot;&amp;[.H111]&amp;&quot;,&quot;&amp;[.I111]&amp;&quot;,&quot;&amp;[.J111]&amp;&quot;,&quot;&amp;[.K111]&amp;[.L111]" office:value-type="string" office:string-value="{  Roentgenium,Rg,d, 0, 2, 1,282,0, (-1,0,1,3,5,7), (0)}">
            <text:p>{ <text:s/>Roentgenium,Rg,d, 0, 2, 1,282,0, (-1,0,1,3,5,7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opernicium</text:p>
          </table:table-cell>
          <table:table-cell office:value-type="string">
            <text:p>Cn</text:p>
          </table:table-cell>
          <table:table-cell office:value-type="string">
            <text:p>d</text:p>
          </table:table-cell>
          <table:table-cell office:value-type="string">
            <text:p><text:s/>0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85</text:p>
          </table:table-cell>
          <table:table-cell office:value-type="float" office:value="0">
            <text:p>0</text:p>
          </table:table-cell>
          <table:table-cell office:value-type="string">
            <text:p><text:s/>(0,1,2,4,6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2]&amp;[.B112]&amp;&quot;,&quot;&amp;[.C112]&amp;&quot;,&quot;&amp;[.D112]&amp;&quot;,&quot;&amp;[.E112]&amp;&quot;,&quot;&amp;[.F112]&amp;&quot;,&quot;&amp;[.G112]&amp;&quot;,&quot;&amp;[.H112]&amp;&quot;,&quot;&amp;[.I112]&amp;&quot;,&quot;&amp;[.J112]&amp;&quot;,&quot;&amp;[.K112]&amp;[.L112]" office:value-type="string" office:string-value="{  Copernicium,Cn,d, 0 , 2, 1,285,0, (0,1,2,4,6), (0)}">
            <text:p>{ <text:s/>Copernicium,Cn,d, 0 , 2, 1,285,0, (0,1,2,4,6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honium</text:p>
          </table:table-cell>
          <table:table-cell office:value-type="string">
            <text:p>Nh</text:p>
          </table:table-cell>
          <table:table-cell office:value-type="string">
            <text:p>p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86</text:p>
          </table:table-cell>
          <table:table-cell office:value-type="float" office:value="0">
            <text:p>0</text:p>
          </table:table-cell>
          <table:table-cell office:value-type="string">
            <text:p><text:s/>(-1,0,1,3,5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3]&amp;[.B113]&amp;&quot;,&quot;&amp;[.C113]&amp;&quot;,&quot;&amp;[.D113]&amp;&quot;,&quot;&amp;[.E113]&amp;&quot;,&quot;&amp;[.F113]&amp;&quot;,&quot;&amp;[.G113]&amp;&quot;,&quot;&amp;[.H113]&amp;&quot;,&quot;&amp;[.I113]&amp;&quot;,&quot;&amp;[.J113]&amp;&quot;,&quot;&amp;[.K113]&amp;[.L113]" office:value-type="string" office:string-value="{  Nihonium,Nh,p, 0, 2, 1,286,0, (-1,0,1,3,5), (0)}">
            <text:p>{ <text:s/>Nihonium,Nh,p, 0, 2, 1,286,0, (-1,0,1,3,5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lerovium</text:p>
          </table:table-cell>
          <table:table-cell office:value-type="string">
            <text:p>Fl</text:p>
          </table:table-cell>
          <table:table-cell office:value-type="string">
            <text:p>p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89</text:p>
          </table:table-cell>
          <table:table-cell office:value-type="float" office:value="0">
            <text:p>0</text:p>
          </table:table-cell>
          <table:table-cell office:value-type="string">
            <text:p><text:s/>(0,1,2,4,6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4]&amp;[.B114]&amp;&quot;,&quot;&amp;[.C114]&amp;&quot;,&quot;&amp;[.D114]&amp;&quot;,&quot;&amp;[.E114]&amp;&quot;,&quot;&amp;[.F114]&amp;&quot;,&quot;&amp;[.G114]&amp;&quot;,&quot;&amp;[.H114]&amp;&quot;,&quot;&amp;[.I114]&amp;&quot;,&quot;&amp;[.J114]&amp;&quot;,&quot;&amp;[.K114]&amp;[.L114]" office:value-type="string" office:string-value="{  Flerovium,Fl,p, 0, 2, 1,289,0, (0,1,2,4,6), (0)}">
            <text:p>{ <text:s/>Flerovium,Fl,p, 0, 2, 1,289,0, (0,1,2,4,6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oscovium</text:p>
          </table:table-cell>
          <table:table-cell office:value-type="string">
            <text:p>Mc</text:p>
          </table:table-cell>
          <table:table-cell office:value-type="string">
            <text:p>p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90</text:p>
          </table:table-cell>
          <table:table-cell office:value-type="float" office:value="0">
            <text:p>0</text:p>
          </table:table-cell>
          <table:table-cell office:value-type="string">
            <text:p><text:s/>(0,1,3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5]&amp;[.B115]&amp;&quot;,&quot;&amp;[.C115]&amp;&quot;,&quot;&amp;[.D115]&amp;&quot;,&quot;&amp;[.E115]&amp;&quot;,&quot;&amp;[.F115]&amp;&quot;,&quot;&amp;[.G115]&amp;&quot;,&quot;&amp;[.H115]&amp;&quot;,&quot;&amp;[.I115]&amp;&quot;,&quot;&amp;[.J115]&amp;&quot;,&quot;&amp;[.K115]&amp;[.L115]" office:value-type="string" office:string-value="{  Moscovium,Mc,p, 0, 2, 1,290,0, (0,1,3), (0)}">
            <text:p>{ <text:s/>Moscovium,Mc,p, 0, 2, 1,290,0, (0,1,3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ivermorium</text:p>
          </table:table-cell>
          <table:table-cell office:value-type="string">
            <text:p>Lv</text:p>
          </table:table-cell>
          <table:table-cell office:value-type="string">
            <text:p>p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93</text:p>
          </table:table-cell>
          <table:table-cell office:value-type="float" office:value="0">
            <text:p>0</text:p>
          </table:table-cell>
          <table:table-cell office:value-type="string">
            <text:p><text:s/>(-2,0,2,4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6]&amp;[.B116]&amp;&quot;,&quot;&amp;[.C116]&amp;&quot;,&quot;&amp;[.D116]&amp;&quot;,&quot;&amp;[.E116]&amp;&quot;,&quot;&amp;[.F116]&amp;&quot;,&quot;&amp;[.G116]&amp;&quot;,&quot;&amp;[.H116]&amp;&quot;,&quot;&amp;[.I116]&amp;&quot;,&quot;&amp;[.J116]&amp;&quot;,&quot;&amp;[.K116]&amp;[.L116]" office:value-type="string" office:string-value="{  Livermorium,Lv,p, 0, 2, 1,293,0, (-2,0,2,4), (0)}">
            <text:p>{ <text:s/>Livermorium,Lv,p, 0, 2, 1,293,0, (-2,0,2,4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nnessine</text:p>
          </table:table-cell>
          <table:table-cell office:value-type="string">
            <text:p>Ts</text:p>
          </table:table-cell>
          <table:table-cell office:value-type="string">
            <text:p>p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94</text:p>
          </table:table-cell>
          <table:table-cell office:value-type="float" office:value="0">
            <text:p>0</text:p>
          </table:table-cell>
          <table:table-cell office:value-type="string">
            <text:p><text:s/>(-1,0,1,3,5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7]&amp;[.B117]&amp;&quot;,&quot;&amp;[.C117]&amp;&quot;,&quot;&amp;[.D117]&amp;&quot;,&quot;&amp;[.E117]&amp;&quot;,&quot;&amp;[.F117]&amp;&quot;,&quot;&amp;[.G117]&amp;&quot;,&quot;&amp;[.H117]&amp;&quot;,&quot;&amp;[.I117]&amp;&quot;,&quot;&amp;[.J117]&amp;&quot;,&quot;&amp;[.K117]&amp;[.L117]" office:value-type="string" office:string-value="{  Tennessine,Ts,p, 0, 2, 1,294,0, (-1,0,1,3,5), (0)}">
            <text:p>{ <text:s/>Tennessine,Ts,p, 0, 2, 1,294,0, (-1,0,1,3,5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Oganesson</text:p>
          </table:table-cell>
          <table:table-cell office:value-type="string">
            <text:p>Og</text:p>
          </table:table-cell>
          <table:table-cell office:value-type="string">
            <text:p>p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94</text:p>
          </table:table-cell>
          <table:table-cell office:value-type="float" office:value="0">
            <text:p>0</text:p>
          </table:table-cell>
          <table:table-cell office:value-type="string">
            <text:p><text:s/>(-1,0,1,2,4,6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8]&amp;[.B118]&amp;&quot;,&quot;&amp;[.C118]&amp;&quot;,&quot;&amp;[.D118]&amp;&quot;,&quot;&amp;[.E118]&amp;&quot;,&quot;&amp;[.F118]&amp;&quot;,&quot;&amp;[.G118]&amp;&quot;,&quot;&amp;[.H118]&amp;&quot;,&quot;&amp;[.I118]&amp;&quot;,&quot;&amp;[.J118]&amp;&quot;,&quot;&amp;[.K118]&amp;[.L118]" office:value-type="string" office:string-value="{  Oganesson,Og,p, 0, 2, 1,294,0, (-1,0,1,2,4,6), (0)}">
            <text:p>{ <text:s/>Oganesson,Og,p, 0, 2, 1,294,0, (-1,0,1,2,4,6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Ununennium</text:p>
          </table:table-cell>
          <table:table-cell office:value-type="string">
            <text:p>Uue</text:p>
          </table:table-cell>
          <table:table-cell office:value-type="string">
            <text:p>s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300</text:p>
          </table:table-cell>
          <table:table-cell office:value-type="float" office:value="0">
            <text:p>0</text:p>
          </table:table-cell>
          <table:table-cell office:value-type="string">
            <text:p>(0,1,3,5)</text:p>
          </table:table-cell>
          <table:table-cell office:value-type="string">
            <text:p>(0,1)</text:p>
          </table:table-cell>
          <table:table-cell office:value-type="string">
            <text:p>}</text:p>
          </table:table-cell>
          <table:table-cell/>
          <table:table-cell table:formula="of:=[.A119]&amp;[.B119]&amp;&quot;,&quot;&amp;[.C119]&amp;&quot;,&quot;&amp;[.D119]&amp;&quot;,&quot;&amp;[.E119]&amp;&quot;,&quot;&amp;[.F119]&amp;&quot;,&quot;&amp;[.G119]&amp;&quot;,&quot;&amp;[.H119]&amp;&quot;,&quot;&amp;[.I119]&amp;&quot;,&quot;&amp;[.J119]&amp;&quot;,&quot;&amp;[.K119]&amp;[.L119]" office:value-type="string" office:string-value="{  Ununennium,Uue,s, 0, 2, 1,300,0,(0,1,3,5),(0,1)}">
            <text:p>{ <text:s/>Ununennium,Uue,s, 0, 2, 1,300,0,(0,1,3,5),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Unbinilium</text:p>
          </table:table-cell>
          <table:table-cell office:value-type="string">
            <text:p>Ubn</text:p>
          </table:table-cell>
          <table:table-cell office:value-type="string">
            <text:p>s</text:p>
          </table:table-cell>
          <table:table-cell office:value-type="string">
            <text:p><text:s/>1</text:p>
          </table:table-cell>
          <table:table-cell office:value-type="string">
            <text:p><text:s/>3</text:p>
          </table:table-cell>
          <table:table-cell office:value-type="string">
            <text:p><text:s/>2</text:p>
          </table:table-cell>
          <table:table-cell office:value-type="string">
            <text:p>301</text:p>
          </table:table-cell>
          <table:table-cell office:value-type="float" office:value="0">
            <text:p>0</text:p>
          </table:table-cell>
          <table:table-cell office:value-type="string">
            <text:p>(0,1,2,4,6)</text:p>
          </table:table-cell>
          <table:table-cell office:value-type="string">
            <text:p>(0,2)</text:p>
          </table:table-cell>
          <table:table-cell office:value-type="string">
            <text:p>}</text:p>
          </table:table-cell>
          <table:table-cell/>
          <table:table-cell table:formula="of:=[.A120]&amp;[.B120]&amp;&quot;,&quot;&amp;[.C120]&amp;&quot;,&quot;&amp;[.D120]&amp;&quot;,&quot;&amp;[.E120]&amp;&quot;,&quot;&amp;[.F120]&amp;&quot;,&quot;&amp;[.G120]&amp;&quot;,&quot;&amp;[.H120]&amp;&quot;,&quot;&amp;[.I120]&amp;&quot;,&quot;&amp;[.J120]&amp;&quot;,&quot;&amp;[.K120]&amp;[.L120]" office:value-type="string" office:string-value="{  Unbinilium,Ubn,s, 1, 3, 2,301,0,(0,1,2,4,6),(0,2)}">
            <text:p>{ <text:s/>Unbinilium,Ubn,s, 1, 3, 2,301,0,(0,1,2,4,6),(0,2)}</text:p>
          </table:table-cell>
        </table:table-row>
        <table:table-row table:style-name="ro1" table:number-rows-repeated="104845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0" number:min-integer-digits="6" number:grouping="true"/>
    </number:number-style>
    <number:number-style style:name="N109">
      <number:number number:decimal-places="0" number:min-integer-digits="4" number:grouping="true"/>
    </number:number-style>
    <number:number-style style:name="N8116" number:language="en" number:country="US">
      <number:number number:decimal-places="6" number:min-integer-digits="1"/>
    </number:number-style>
    <number:number-style style:name="N8117" number:language="en" number:country="US">
      <number:number number:decimal-places="5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9">19-01-2023</text:date>, <text:time>01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7T17:58:16.80</meta:creation-date>
    <meta:editing-duration>PT1H56M38S</meta:editing-duration>
    <meta:editing-cycles>10</meta:editing-cycles>
    <meta:generator>OpenOffice/4.1.3$Win32 OpenOffice.org_project/413m1$Build-9783</meta:generator>
    <meta:initial-creator>eric vosselmans</meta:initial-creator>
    <dc:date>2023-01-19T01:52:23.54</dc:date>
    <dc:creator>eric vosselmans</dc:creator>
    <meta:document-statistic meta:table-count="3" meta:cell-count="1560" meta:object-count="0"/>
  </office:meta>
</office:document-meta>
</file>